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0637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2.88395833333333cm"/>
    </style:style>
    <style:style style:name="co6" style:family="table-column">
      <style:table-column-properties fo:break-before="auto" style:column-width="2.487083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5.08cm"/>
    </style:style>
    <style:style style:name="co9" style:family="table-column">
      <style:table-column-properties fo:break-before="auto" style:column-width="1.87854166666667cm"/>
    </style:style>
    <style:style style:name="co10" style:family="table-column">
      <style:table-column-properties fo:break-before="auto" style:column-width="1.77270833333333cm"/>
    </style:style>
    <style:style style:name="co11" style:family="table-column">
      <style:table-column-properties fo:break-before="auto" style:column-width="2.38125cm"/>
    </style:style>
    <style:style style:name="co12" style:family="table-column">
      <style:table-column-properties fo:break-before="auto" style:column-width="3.06916666666667cm"/>
    </style:style>
    <style:style style:name="co13" style:family="table-column">
      <style:table-column-properties fo:break-before="auto" style:column-width="2.19604166666667cm"/>
    </style:style>
    <style:style style:name="co14" style:family="table-column">
      <style:table-column-properties fo:break-before="auto" style:column-width="3.04270833333333cm"/>
    </style:style>
    <style:style style:name="co15" style:family="table-column">
      <style:table-column-properties fo:break-before="auto" style:column-width="4.94770833333333cm"/>
    </style:style>
    <style:style style:name="ro1" style:family="table-row">
      <style:table-row-properties style:row-height="31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3.5pt" style:use-optimal-row-height="false" fo:break-before="auto"/>
    </style:style>
    <style:style style:name="ro6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Движение_товаров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16375" table:default-cell-style-name="ce1"/>
        <table:table-row table:style-name="ro1">
          <table:table-cell office:value-type="string" table:style-name="ce2">
            <text:p>ID операции</text:p>
          </table:table-cell>
          <table:table-cell office:value-type="string" table:style-name="ce2">
            <text:p>Дата</text:p>
          </table:table-cell>
          <table:table-cell office:value-type="string" table:style-name="ce2">
            <text:p>ID магазина</text:p>
          </table:table-cell>
          <table:table-cell office:value-type="string" table:style-name="ce2">
            <text:p>Артикул</text:p>
          </table:table-cell>
          <table:table-cell office:value-type="string" table:style-name="ce2">
            <text:p>Количество упаковок, шт.</text:p>
          </table:table-cell>
          <table:table-cell office:value-type="string" table:style-name="ce2">
            <text:p>Тип операции</text:p>
          </table:table-cell>
          <table:table-cell office:value-type="string" table:style-name="ce2">
            <text:p>Цена руб./шт.</text:p>
          </table:table-cell>
          <table:table-cell table:style-name="ce1"/>
          <table:table-cell office:value-type="string" table:style-name="ce2">
            <text:p>Ответ - 251560</text:p>
          </table:table-cell>
          <table:table-cell table:number-columns-repeated="16375"/>
        </table:table-row>
        <table:table-row table:style-name="ro2" table:visibility="filter">
          <table:table-cell office:value-type="float" office:value="1" table:style-name="ce1">
            <text:p>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" table:style-name="ce1">
            <text:p>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3" table:style-name="ce1">
            <text:p>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4" table:style-name="ce1">
            <text:p>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5" table:style-name="ce1">
            <text:p>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6" table:style-name="ce1">
            <text:p>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7" table:style-name="ce1">
            <text:p>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8" table:style-name="ce1">
            <text:p>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9" table:style-name="ce1">
            <text:p>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0" table:style-name="ce1">
            <text:p>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1" table:style-name="ce1">
            <text:p>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2" table:style-name="ce1">
            <text:p>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3" table:style-name="ce1">
            <text:p>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4" table:style-name="ce1">
            <text:p>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5" table:style-name="ce1">
            <text:p>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6" table:style-name="ce1">
            <text:p>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" table:style-name="ce1">
            <text:p>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" table:style-name="ce1">
            <text:p>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" table:style-name="ce1">
            <text:p>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" table:style-name="ce1">
            <text:p>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" table:style-name="ce1">
            <text:p>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" table:style-name="ce1">
            <text:p>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" table:style-name="ce1">
            <text:p>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" table:style-name="ce1">
            <text:p>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" table:style-name="ce1">
            <text:p>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" table:style-name="ce1">
            <text:p>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" table:style-name="ce1">
            <text:p>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0" table:style-name="ce1">
            <text:p>3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" table:style-name="ce1">
            <text:p>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" table:style-name="ce1">
            <text:p>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" table:style-name="ce1">
            <text:p>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" table:style-name="ce1">
            <text:p>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" table:style-name="ce1">
            <text:p>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" table:style-name="ce1">
            <text:p>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4" table:style-name="ce1">
            <text:p>4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" table:style-name="ce1">
            <text:p>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" table:style-name="ce1">
            <text:p>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" table:style-name="ce1">
            <text:p>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" table:style-name="ce1">
            <text:p>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" table:style-name="ce1">
            <text:p>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" table:style-name="ce1">
            <text:p>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" table:style-name="ce1">
            <text:p>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" table:style-name="ce1">
            <text:p>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" table:style-name="ce1">
            <text:p>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" table:style-name="ce1">
            <text:p>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" table:style-name="ce1">
            <text:p>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" table:style-name="ce1">
            <text:p>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" table:style-name="ce1">
            <text:p>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" table:style-name="ce1">
            <text:p>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" table:style-name="ce1">
            <text:p>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" table:style-name="ce1">
            <text:p>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" table:style-name="ce1">
            <text:p>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" table:style-name="ce1">
            <text:p>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" table:style-name="ce1">
            <text:p>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" table:style-name="ce1">
            <text:p>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" table:style-name="ce1">
            <text:p>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" table:style-name="ce1">
            <text:p>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" table:style-name="ce1">
            <text:p>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" table:style-name="ce1">
            <text:p>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" table:style-name="ce1">
            <text:p>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" table:style-name="ce1">
            <text:p>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" table:style-name="ce1">
            <text:p>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" table:style-name="ce1">
            <text:p>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" table:style-name="ce1">
            <text:p>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" table:style-name="ce1">
            <text:p>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4" table:style-name="ce1">
            <text:p>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5" table:style-name="ce1">
            <text:p>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8" table:style-name="ce1">
            <text:p>2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66" table:style-name="ce1">
            <text:p>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" table:style-name="ce1">
            <text:p>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" table:style-name="ce1">
            <text:p>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" table:style-name="ce1">
            <text:p>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" table:style-name="ce1">
            <text:p>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" table:style-name="ce1">
            <text:p>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" table:style-name="ce1">
            <text:p>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" table:style-name="ce1">
            <text:p>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" table:style-name="ce1">
            <text:p>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" table:style-name="ce1">
            <text:p>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4" table:style-name="ce1">
            <text:p>4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" table:style-name="ce1">
            <text:p>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7" table:style-name="ce1">
            <text:p>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" table:style-name="ce1">
            <text:p>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" table:style-name="ce1">
            <text:p>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" table:style-name="ce1">
            <text:p>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" table:style-name="ce1">
            <text:p>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7" table:style-name="ce1">
            <text:p>4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" table:style-name="ce1">
            <text:p>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" table:style-name="ce1">
            <text:p>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4" table:style-name="ce1">
            <text:p>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" table:style-name="ce1">
            <text:p>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" table:style-name="ce1">
            <text:p>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" table:style-name="ce1">
            <text:p>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" table:style-name="ce1">
            <text:p>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" table:style-name="ce1">
            <text:p>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" table:style-name="ce1">
            <text:p>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" table:style-name="ce1">
            <text:p>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" table:style-name="ce1">
            <text:p>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3" table:style-name="ce1">
            <text:p>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4" table:style-name="ce1">
            <text:p>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5" table:style-name="ce1">
            <text:p>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" table:style-name="ce1">
            <text:p>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" table:style-name="ce1">
            <text:p>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98" table:style-name="ce1">
            <text:p>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8" table:style-name="ce1">
            <text:p>1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" table:style-name="ce1">
            <text:p>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" table:style-name="ce1">
            <text:p>1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4" table:style-name="ce1">
            <text:p>24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" table:style-name="ce1">
            <text:p>1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" table:style-name="ce1">
            <text:p>1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5" table:style-name="ce1">
            <text:p>25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" table:style-name="ce1">
            <text:p>1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" table:style-name="ce1">
            <text:p>1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6" table:style-name="ce1">
            <text:p>26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5" table:style-name="ce1">
            <text:p>1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" table:style-name="ce1">
            <text:p>1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7" table:style-name="ce1">
            <text:p>27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" table:style-name="ce1">
            <text:p>1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8" table:style-name="ce1">
            <text:p>2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" table:style-name="ce1">
            <text:p>1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9" table:style-name="ce1">
            <text:p>1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" table:style-name="ce1">
            <text:p>1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" table:style-name="ce1">
            <text:p>1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" table:style-name="ce1">
            <text:p>1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0" table:style-name="ce1">
            <text:p>3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" table:style-name="ce1">
            <text:p>1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3" table:style-name="ce1">
            <text:p>3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" table:style-name="ce1">
            <text:p>1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3" table:style-name="ce1">
            <text:p>3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" table:style-name="ce1">
            <text:p>1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" table:style-name="ce1">
            <text:p>1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" table:style-name="ce1">
            <text:p>1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" table:style-name="ce1">
            <text:p>1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" table:style-name="ce1">
            <text:p>1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" table:style-name="ce1">
            <text:p>1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" table:style-name="ce1">
            <text:p>1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" table:style-name="ce1">
            <text:p>1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6" table:style-name="ce1">
            <text:p>4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" table:style-name="ce1">
            <text:p>1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7" table:style-name="ce1">
            <text:p>4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" table:style-name="ce1">
            <text:p>1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" table:style-name="ce1">
            <text:p>1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" table:style-name="ce1">
            <text:p>1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8" table:style-name="ce1">
            <text:p>4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" table:style-name="ce1">
            <text:p>1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8" table:style-name="ce1">
            <text:p>1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" table:style-name="ce1">
            <text:p>1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" table:style-name="ce1">
            <text:p>1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1" table:style-name="ce1">
            <text:p>1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2" table:style-name="ce1">
            <text:p>1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3" table:style-name="ce1">
            <text:p>1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4" table:style-name="ce1">
            <text:p>1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5" table:style-name="ce1">
            <text:p>1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" table:style-name="ce1">
            <text:p>1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" table:style-name="ce1">
            <text:p>1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8" table:style-name="ce1">
            <text:p>1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9" table:style-name="ce1">
            <text:p>1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0" table:style-name="ce1">
            <text:p>1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" table:style-name="ce1">
            <text:p>1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" table:style-name="ce1">
            <text:p>1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" table:style-name="ce1">
            <text:p>1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" table:style-name="ce1">
            <text:p>1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" table:style-name="ce1">
            <text:p>1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6" table:style-name="ce1">
            <text:p>2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" table:style-name="ce1">
            <text:p>1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" table:style-name="ce1">
            <text:p>1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" table:style-name="ce1">
            <text:p>1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" table:style-name="ce1">
            <text:p>1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" table:style-name="ce1">
            <text:p>1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" table:style-name="ce1">
            <text:p>1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" table:style-name="ce1">
            <text:p>1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" table:style-name="ce1">
            <text:p>1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" table:style-name="ce1">
            <text:p>1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" table:style-name="ce1">
            <text:p>1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3" table:style-name="ce1">
            <text:p>3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" table:style-name="ce1">
            <text:p>1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" table:style-name="ce1">
            <text:p>1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" table:style-name="ce1">
            <text:p>1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" table:style-name="ce1">
            <text:p>1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0" table:style-name="ce1">
            <text:p>1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1" table:style-name="ce1">
            <text:p>1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5" table:style-name="ce1">
            <text:p>4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2" table:style-name="ce1">
            <text:p>1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" table:style-name="ce1">
            <text:p>1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" table:style-name="ce1">
            <text:p>1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" table:style-name="ce1">
            <text:p>1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" table:style-name="ce1">
            <text:p>1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" table:style-name="ce1">
            <text:p>1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" table:style-name="ce1">
            <text:p>1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" table:style-name="ce1">
            <text:p>1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" table:style-name="ce1">
            <text:p>1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" table:style-name="ce1">
            <text:p>1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" table:style-name="ce1">
            <text:p>1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" table:style-name="ce1">
            <text:p>1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" table:style-name="ce1">
            <text:p>1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" table:style-name="ce1">
            <text:p>1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" table:style-name="ce1">
            <text:p>1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" table:style-name="ce1">
            <text:p>1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" table:style-name="ce1">
            <text:p>1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" table:style-name="ce1">
            <text:p>1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" table:style-name="ce1">
            <text:p>1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" table:style-name="ce1">
            <text:p>1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2" table:style-name="ce1">
            <text:p>1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3" table:style-name="ce1">
            <text:p>1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4" table:style-name="ce1">
            <text:p>1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5" table:style-name="ce1">
            <text:p>1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" table:style-name="ce1">
            <text:p>1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7" table:style-name="ce1">
            <text:p>1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6" table:style-name="ce1">
            <text:p>2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8" table:style-name="ce1">
            <text:p>1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" table:style-name="ce1">
            <text:p>1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" table:style-name="ce1">
            <text:p>1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" table:style-name="ce1">
            <text:p>1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" table:style-name="ce1">
            <text:p>1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" table:style-name="ce1">
            <text:p>1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9" table:style-name="ce1">
            <text:p>2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" table:style-name="ce1">
            <text:p>1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" table:style-name="ce1">
            <text:p>1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" table:style-name="ce1">
            <text:p>1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" table:style-name="ce1">
            <text:p>1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" table:style-name="ce1">
            <text:p>1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" table:style-name="ce1">
            <text:p>1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" table:style-name="ce1">
            <text:p>2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" table:style-name="ce1">
            <text:p>2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" table:style-name="ce1">
            <text:p>2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" table:style-name="ce1">
            <text:p>2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5" table:style-name="ce1">
            <text:p>4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" table:style-name="ce1">
            <text:p>2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" table:style-name="ce1">
            <text:p>2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" table:style-name="ce1">
            <text:p>2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" table:style-name="ce1">
            <text:p>2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" table:style-name="ce1">
            <text:p>2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9" table:style-name="ce1">
            <text:p>2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8" table:style-name="ce1">
            <text:p>4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0" table:style-name="ce1">
            <text:p>2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1" table:style-name="ce1">
            <text:p>2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2" table:style-name="ce1">
            <text:p>2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" table:style-name="ce1">
            <text:p>2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4" table:style-name="ce1">
            <text:p>2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5" table:style-name="ce1">
            <text:p>2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6" table:style-name="ce1">
            <text:p>2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7" table:style-name="ce1">
            <text:p>2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" table:style-name="ce1">
            <text:p>2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9" table:style-name="ce1">
            <text:p>2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0" table:style-name="ce1">
            <text:p>2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" table:style-name="ce1">
            <text:p>2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" table:style-name="ce1">
            <text:p>2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" table:style-name="ce1">
            <text:p>2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4" table:style-name="ce1">
            <text:p>2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8" table:style-name="ce1">
            <text:p>18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5" table:style-name="ce1">
            <text:p>2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4" table:style-name="ce1">
            <text:p>2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6" table:style-name="ce1">
            <text:p>2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4" table:style-name="ce1">
            <text:p>24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7" table:style-name="ce1">
            <text:p>2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8" table:style-name="ce1">
            <text:p>2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5" table:style-name="ce1">
            <text:p>25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9" table:style-name="ce1">
            <text:p>2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0" table:style-name="ce1">
            <text:p>2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6" table:style-name="ce1">
            <text:p>26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1" table:style-name="ce1">
            <text:p>2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2" table:style-name="ce1">
            <text:p>2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7" table:style-name="ce1">
            <text:p>27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3" table:style-name="ce1">
            <text:p>2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4" table:style-name="ce1">
            <text:p>2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5" table:style-name="ce1">
            <text:p>2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9" table:style-name="ce1">
            <text:p>2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6" table:style-name="ce1">
            <text:p>2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7" table:style-name="ce1">
            <text:p>2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8" table:style-name="ce1">
            <text:p>2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0" table:style-name="ce1">
            <text:p>3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9" table:style-name="ce1">
            <text:p>2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0" table:style-name="ce1">
            <text:p>2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3" table:style-name="ce1">
            <text:p>3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1" table:style-name="ce1">
            <text:p>2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4" table:style-name="ce1">
            <text:p>3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2" table:style-name="ce1">
            <text:p>2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3" table:style-name="ce1">
            <text:p>2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4" table:style-name="ce1">
            <text:p>2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5" table:style-name="ce1">
            <text:p>2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6" table:style-name="ce1">
            <text:p>2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7" table:style-name="ce1">
            <text:p>2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8" table:style-name="ce1">
            <text:p>2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6" table:style-name="ce1">
            <text:p>4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9" table:style-name="ce1">
            <text:p>2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0" table:style-name="ce1">
            <text:p>2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1" table:style-name="ce1">
            <text:p>2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8" table:style-name="ce1">
            <text:p>4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2" table:style-name="ce1">
            <text:p>2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8" table:style-name="ce1">
            <text:p>4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3" table:style-name="ce1">
            <text:p>2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4" table:style-name="ce1">
            <text:p>2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5" table:style-name="ce1">
            <text:p>2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6" table:style-name="ce1">
            <text:p>2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7" table:style-name="ce1">
            <text:p>2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8" table:style-name="ce1">
            <text:p>2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9" table:style-name="ce1">
            <text:p>2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0" table:style-name="ce1">
            <text:p>2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1" table:style-name="ce1">
            <text:p>2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2" table:style-name="ce1">
            <text:p>2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3" table:style-name="ce1">
            <text:p>2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4" table:style-name="ce1">
            <text:p>2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5" table:style-name="ce1">
            <text:p>2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6" table:style-name="ce1">
            <text:p>2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7" table:style-name="ce1">
            <text:p>2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4" table:style-name="ce1">
            <text:p>2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8" table:style-name="ce1">
            <text:p>2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9" table:style-name="ce1">
            <text:p>2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0" table:style-name="ce1">
            <text:p>2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1" table:style-name="ce1">
            <text:p>2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2" table:style-name="ce1">
            <text:p>2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3" table:style-name="ce1">
            <text:p>2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7" table:style-name="ce1">
            <text:p>2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4" table:style-name="ce1">
            <text:p>2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5" table:style-name="ce1">
            <text:p>2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6" table:style-name="ce1">
            <text:p>2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7" table:style-name="ce1">
            <text:p>2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8" table:style-name="ce1">
            <text:p>2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9" table:style-name="ce1">
            <text:p>2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0" table:style-name="ce1">
            <text:p>2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1" table:style-name="ce1">
            <text:p>2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2" table:style-name="ce1">
            <text:p>2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3" table:style-name="ce1">
            <text:p>2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4" table:style-name="ce1">
            <text:p>3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4" table:style-name="ce1">
            <text:p>2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5" table:style-name="ce1">
            <text:p>2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6" table:style-name="ce1">
            <text:p>2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7" table:style-name="ce1">
            <text:p>2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8" table:style-name="ce1">
            <text:p>2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9" table:style-name="ce1">
            <text:p>2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6" table:style-name="ce1">
            <text:p>4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0" table:style-name="ce1">
            <text:p>2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1" table:style-name="ce1">
            <text:p>2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2" table:style-name="ce1">
            <text:p>2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3" table:style-name="ce1">
            <text:p>2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4" table:style-name="ce1">
            <text:p>2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5" table:style-name="ce1">
            <text:p>2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6" table:style-name="ce1">
            <text:p>2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7" table:style-name="ce1">
            <text:p>2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8" table:style-name="ce1">
            <text:p>2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9" table:style-name="ce1">
            <text:p>2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0" table:style-name="ce1">
            <text:p>3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1" table:style-name="ce1">
            <text:p>3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3" table:visibility="filter">
          <table:table-cell office:value-type="float" office:value="302" table:style-name="ce1">
            <text:p>3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3" table:visibility="filter">
          <table:table-cell office:value-type="float" office:value="303" table:style-name="ce1">
            <text:p>3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4" table:style-name="ce1">
            <text:p>3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5" table:style-name="ce1">
            <text:p>3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6" table:style-name="ce1">
            <text:p>3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7" table:style-name="ce1">
            <text:p>3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8" table:style-name="ce1">
            <text:p>3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9" table:style-name="ce1">
            <text:p>3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0" table:style-name="ce1">
            <text:p>3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1" table:style-name="ce1">
            <text:p>3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2" table:style-name="ce1">
            <text:p>3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3" table:style-name="ce1">
            <text:p>3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4" table:style-name="ce1">
            <text:p>3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5" table:style-name="ce1">
            <text:p>3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7" table:style-name="ce1">
            <text:p>2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6" table:style-name="ce1">
            <text:p>3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7" table:style-name="ce1">
            <text:p>3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8" table:style-name="ce1">
            <text:p>3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9" table:style-name="ce1">
            <text:p>3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0" table:style-name="ce1">
            <text:p>3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1" table:style-name="ce1">
            <text:p>3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0" table:style-name="ce1">
            <text:p>3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2" table:style-name="ce1">
            <text:p>3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3" table:style-name="ce1">
            <text:p>3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4" table:style-name="ce1">
            <text:p>3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5" table:style-name="ce1">
            <text:p>3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6" table:style-name="ce1">
            <text:p>3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7" table:style-name="ce1">
            <text:p>3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8" table:style-name="ce1">
            <text:p>3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9" table:style-name="ce1">
            <text:p>3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0" table:style-name="ce1">
            <text:p>3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1" table:style-name="ce1">
            <text:p>3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6" table:style-name="ce1">
            <text:p>4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2" table:style-name="ce1">
            <text:p>3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3" table:style-name="ce1">
            <text:p>3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4" table:style-name="ce1">
            <text:p>3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5" table:style-name="ce1">
            <text:p>3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6" table:style-name="ce1">
            <text:p>3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7" table:style-name="ce1">
            <text:p>3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8" table:style-name="ce1">
            <text:p>3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9" table:style-name="ce1">
            <text:p>3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0" table:style-name="ce1">
            <text:p>3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1" table:style-name="ce1">
            <text:p>3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2" table:style-name="ce1">
            <text:p>3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3" table:style-name="ce1">
            <text:p>3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4" table:style-name="ce1">
            <text:p>3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5" table:style-name="ce1">
            <text:p>3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6" table:style-name="ce1">
            <text:p>3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7" table:style-name="ce1">
            <text:p>3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8" table:style-name="ce1">
            <text:p>3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9" table:style-name="ce1">
            <text:p>3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0" table:style-name="ce1">
            <text:p>3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1" table:style-name="ce1">
            <text:p>3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2" table:style-name="ce1">
            <text:p>3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3" table:style-name="ce1">
            <text:p>3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4" table:style-name="ce1">
            <text:p>3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5" table:style-name="ce1">
            <text:p>3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6" table:style-name="ce1">
            <text:p>3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7" table:style-name="ce1">
            <text:p>3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8" table:style-name="ce1">
            <text:p>3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9" table:style-name="ce1">
            <text:p>3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0" table:style-name="ce1">
            <text:p>3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1" table:style-name="ce1">
            <text:p>3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2" table:style-name="ce1">
            <text:p>3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3" table:style-name="ce1">
            <text:p>3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0" table:style-name="ce1">
            <text:p>3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4" table:style-name="ce1">
            <text:p>3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5" table:style-name="ce1">
            <text:p>3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6" table:style-name="ce1">
            <text:p>3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7" table:style-name="ce1">
            <text:p>3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8" table:style-name="ce1">
            <text:p>3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9" table:style-name="ce1">
            <text:p>3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4" table:style-name="ce1">
            <text:p>4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0" table:style-name="ce1">
            <text:p>3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1" table:style-name="ce1">
            <text:p>3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2" table:style-name="ce1">
            <text:p>3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3" table:style-name="ce1">
            <text:p>3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4" table:style-name="ce1">
            <text:p>3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5" table:style-name="ce1">
            <text:p>3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6" table:style-name="ce1">
            <text:p>3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7" table:style-name="ce1">
            <text:p>3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8" table:style-name="ce1">
            <text:p>3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9" table:style-name="ce1">
            <text:p>3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0" table:style-name="ce1">
            <text:p>3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1" table:style-name="ce1">
            <text:p>3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2" table:style-name="ce1">
            <text:p>3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3" table:style-name="ce1">
            <text:p>3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4" table:style-name="ce1">
            <text:p>3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5" table:style-name="ce1">
            <text:p>3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6" table:style-name="ce1">
            <text:p>3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7" table:style-name="ce1">
            <text:p>3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8" table:style-name="ce1">
            <text:p>3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9" table:style-name="ce1">
            <text:p>3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0" table:style-name="ce1">
            <text:p>3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1" table:style-name="ce1">
            <text:p>3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2" table:style-name="ce1">
            <text:p>3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8" table:style-name="ce1">
            <text:p>18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3" table:style-name="ce1">
            <text:p>3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4" table:style-name="ce1">
            <text:p>3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4" table:style-name="ce1">
            <text:p>24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5" table:style-name="ce1">
            <text:p>3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6" table:style-name="ce1">
            <text:p>3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5" table:style-name="ce1">
            <text:p>25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7" table:style-name="ce1">
            <text:p>3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8" table:style-name="ce1">
            <text:p>3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6" table:style-name="ce1">
            <text:p>26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9" table:style-name="ce1">
            <text:p>3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0" table:style-name="ce1">
            <text:p>4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7" table:style-name="ce1">
            <text:p>27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1" table:style-name="ce1">
            <text:p>4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8" table:style-name="ce1">
            <text:p>2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2" table:style-name="ce1">
            <text:p>4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3" table:style-name="ce1">
            <text:p>4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4" table:style-name="ce1">
            <text:p>4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5" table:style-name="ce1">
            <text:p>4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6" table:style-name="ce1">
            <text:p>4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0" table:style-name="ce1">
            <text:p>3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7" table:style-name="ce1">
            <text:p>4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8" table:style-name="ce1">
            <text:p>4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3" table:style-name="ce1">
            <text:p>3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9" table:style-name="ce1">
            <text:p>4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0" table:style-name="ce1">
            <text:p>4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1" table:style-name="ce1">
            <text:p>4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4" table:style-name="ce1">
            <text:p>4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2" table:style-name="ce1">
            <text:p>4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3" table:style-name="ce1">
            <text:p>4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4" table:style-name="ce1">
            <text:p>4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5" table:style-name="ce1">
            <text:p>4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6" table:style-name="ce1">
            <text:p>4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6" table:style-name="ce1">
            <text:p>4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7" table:style-name="ce1">
            <text:p>4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7" table:style-name="ce1">
            <text:p>4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8" table:style-name="ce1">
            <text:p>4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9" table:style-name="ce1">
            <text:p>4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0" table:style-name="ce1">
            <text:p>4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8" table:style-name="ce1">
            <text:p>48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1" table:style-name="ce1">
            <text:p>4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2" table:style-name="ce1">
            <text:p>4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3" table:style-name="ce1">
            <text:p>4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4" table:style-name="ce1">
            <text:p>4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5" table:style-name="ce1">
            <text:p>4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6" table:style-name="ce1">
            <text:p>4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7" table:style-name="ce1">
            <text:p>4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8" table:style-name="ce1">
            <text:p>4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9" table:style-name="ce1">
            <text:p>4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0" table:style-name="ce1">
            <text:p>4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1" table:style-name="ce1">
            <text:p>4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2" table:style-name="ce1">
            <text:p>4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3" table:style-name="ce1">
            <text:p>4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4" table:style-name="ce1">
            <text:p>4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5" table:style-name="ce1">
            <text:p>4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6" table:style-name="ce1">
            <text:p>4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7" table:style-name="ce1">
            <text:p>4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8" table:style-name="ce1">
            <text:p>4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9" table:style-name="ce1">
            <text:p>4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0" table:style-name="ce1">
            <text:p>4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1" table:style-name="ce1">
            <text:p>4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2" table:style-name="ce1">
            <text:p>4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3" table:style-name="ce1">
            <text:p>4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8" table:style-name="ce1">
            <text:p>2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4" table:style-name="ce1">
            <text:p>4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5" table:style-name="ce1">
            <text:p>4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6" table:style-name="ce1">
            <text:p>4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7" table:style-name="ce1">
            <text:p>4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8" table:style-name="ce1">
            <text:p>4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9" table:style-name="ce1">
            <text:p>4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3" table:style-name="ce1">
            <text:p>3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0" table:style-name="ce1">
            <text:p>4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1" table:style-name="ce1">
            <text:p>4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2" table:style-name="ce1">
            <text:p>4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3" table:style-name="ce1">
            <text:p>4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4" table:style-name="ce1">
            <text:p>4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5" table:style-name="ce1">
            <text:p>4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6" table:style-name="ce1">
            <text:p>4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7" table:style-name="ce1">
            <text:p>4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8" table:style-name="ce1">
            <text:p>4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9" table:style-name="ce1">
            <text:p>4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7" table:style-name="ce1">
            <text:p>4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0" table:style-name="ce1">
            <text:p>4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1" table:style-name="ce1">
            <text:p>4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2" table:style-name="ce1">
            <text:p>4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3" table:style-name="ce1">
            <text:p>4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4" table:style-name="ce1">
            <text:p>4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5" table:style-name="ce1">
            <text:p>4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6" table:style-name="ce1">
            <text:p>4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7" table:style-name="ce1">
            <text:p>4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8" table:style-name="ce1">
            <text:p>4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9" table:style-name="ce1">
            <text:p>4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0" table:style-name="ce1">
            <text:p>4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1" table:style-name="ce1">
            <text:p>4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2" table:style-name="ce1">
            <text:p>4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3" table:style-name="ce1">
            <text:p>4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4" table:style-name="ce1">
            <text:p>4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5" table:style-name="ce1">
            <text:p>4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6" table:style-name="ce1">
            <text:p>4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7" table:style-name="ce1">
            <text:p>4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8" table:style-name="ce1">
            <text:p>4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9" table:style-name="ce1">
            <text:p>4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0" table:style-name="ce1">
            <text:p>4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1" table:style-name="ce1">
            <text:p>4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6" table:style-name="ce1">
            <text:p>2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2" table:style-name="ce1">
            <text:p>4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3" table:style-name="ce1">
            <text:p>4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4" table:style-name="ce1">
            <text:p>4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5" table:style-name="ce1">
            <text:p>4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6" table:style-name="ce1">
            <text:p>4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7" table:style-name="ce1">
            <text:p>4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4" table:visibility="filter">
          <table:table-cell office:value-type="float" office:value="488" table:style-name="ce1">
            <text:p>4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4" table:visibility="filter">
          <table:table-cell office:value-type="float" office:value="489" table:style-name="ce1">
            <text:p>4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0" table:style-name="ce1">
            <text:p>4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1" table:style-name="ce1">
            <text:p>4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3" table:style-name="ce1">
            <text:p>3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2" table:style-name="ce1">
            <text:p>4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3" table:style-name="ce1">
            <text:p>4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4" table:style-name="ce1">
            <text:p>4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5" table:style-name="ce1">
            <text:p>4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6" table:style-name="ce1">
            <text:p>4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7" table:style-name="ce1">
            <text:p>4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5" table:style-name="ce1">
            <text:p>4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8" table:style-name="ce1">
            <text:p>4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9" table:style-name="ce1">
            <text:p>4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0" table:style-name="ce1">
            <text:p>5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1" table:style-name="ce1">
            <text:p>5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2" table:style-name="ce1">
            <text:p>5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3" table:style-name="ce1">
            <text:p>5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4" table:style-name="ce1">
            <text:p>5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5" table:style-name="ce1">
            <text:p>5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6" table:style-name="ce1">
            <text:p>5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7" table:style-name="ce1">
            <text:p>5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8" table:style-name="ce1">
            <text:p>5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9" table:style-name="ce1">
            <text:p>5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0" table:style-name="ce1">
            <text:p>5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1" table:style-name="ce1">
            <text:p>5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2" table:style-name="ce1">
            <text:p>5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3" table:style-name="ce1">
            <text:p>5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4" table:style-name="ce1">
            <text:p>5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5" table:style-name="ce1">
            <text:p>5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6" table:style-name="ce1">
            <text:p>5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7" table:style-name="ce1">
            <text:p>5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8" table:style-name="ce1">
            <text:p>5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9" table:style-name="ce1">
            <text:p>5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0" table:style-name="ce1">
            <text:p>5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1" table:style-name="ce1">
            <text:p>5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2" table:style-name="ce1">
            <text:p>5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3" table:style-name="ce1">
            <text:p>5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6" table:style-name="ce1">
            <text:p>2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4" table:style-name="ce1">
            <text:p>5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5" table:style-name="ce1">
            <text:p>5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6" table:style-name="ce1">
            <text:p>5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7" table:style-name="ce1">
            <text:p>5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8" table:style-name="ce1">
            <text:p>5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9" table:style-name="ce1">
            <text:p>5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9" table:style-name="ce1">
            <text:p>2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0" table:style-name="ce1">
            <text:p>5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1" table:style-name="ce1">
            <text:p>5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2" table:style-name="ce1">
            <text:p>5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3" table:style-name="ce1">
            <text:p>5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4" table:style-name="ce1">
            <text:p>5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5" table:style-name="ce1">
            <text:p>5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6" table:style-name="ce1">
            <text:p>5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7" table:style-name="ce1">
            <text:p>5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8" table:style-name="ce1">
            <text:p>5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9" table:style-name="ce1">
            <text:p>5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5" table:style-name="ce1">
            <text:p>4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0" table:style-name="ce1">
            <text:p>5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1" table:style-name="ce1">
            <text:p>5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2" table:style-name="ce1">
            <text:p>5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3" table:style-name="ce1">
            <text:p>5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4" table:style-name="ce1">
            <text:p>5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5" table:style-name="ce1">
            <text:p>5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8" table:style-name="ce1">
            <text:p>4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6" table:style-name="ce1">
            <text:p>5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7" table:style-name="ce1">
            <text:p>5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8" table:style-name="ce1">
            <text:p>5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9" table:style-name="ce1">
            <text:p>5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0" table:style-name="ce1">
            <text:p>5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1" table:style-name="ce1">
            <text:p>5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2" table:style-name="ce1">
            <text:p>5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3" table:style-name="ce1">
            <text:p>5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4" table:style-name="ce1">
            <text:p>5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5" table:style-name="ce1">
            <text:p>5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6" table:style-name="ce1">
            <text:p>5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7" table:style-name="ce1">
            <text:p>5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8" table:style-name="ce1">
            <text:p>5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9" table:style-name="ce1">
            <text:p>5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0" table:style-name="ce1">
            <text:p>5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1" table:style-name="ce1">
            <text:p>5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4" table:style-name="ce1">
            <text:p>2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2" table:style-name="ce1">
            <text:p>5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3" table:style-name="ce1">
            <text:p>5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4" table:style-name="ce1">
            <text:p>5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5" table:style-name="ce1">
            <text:p>5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6" table:style-name="ce1">
            <text:p>5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7" table:style-name="ce1">
            <text:p>5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8" table:style-name="ce1">
            <text:p>5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9" table:style-name="ce1">
            <text:p>5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0" table:style-name="ce1">
            <text:p>5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1" table:style-name="ce1">
            <text:p>5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9" table:style-name="ce1">
            <text:p>2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2" table:style-name="ce1">
            <text:p>5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3" table:style-name="ce1">
            <text:p>5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4" table:style-name="ce1">
            <text:p>5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5" table:style-name="ce1">
            <text:p>5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6" table:style-name="ce1">
            <text:p>5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7" table:style-name="ce1">
            <text:p>5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4" table:style-name="ce1">
            <text:p>3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8" table:style-name="ce1">
            <text:p>5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9" table:style-name="ce1">
            <text:p>5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0" table:style-name="ce1">
            <text:p>5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1" table:style-name="ce1">
            <text:p>5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2" table:style-name="ce1">
            <text:p>5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3" table:style-name="ce1">
            <text:p>5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4" table:style-name="ce1">
            <text:p>5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5" table:style-name="ce1">
            <text:p>5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6" table:style-name="ce1">
            <text:p>5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7" table:style-name="ce1">
            <text:p>5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8" table:style-name="ce1">
            <text:p>4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8" table:style-name="ce1">
            <text:p>5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9" table:style-name="ce1">
            <text:p>5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0" table:style-name="ce1">
            <text:p>5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1" table:style-name="ce1">
            <text:p>5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2" table:style-name="ce1">
            <text:p>5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3" table:style-name="ce1">
            <text:p>5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4" table:style-name="ce1">
            <text:p>5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5" table:style-name="ce1">
            <text:p>5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6" table:style-name="ce1">
            <text:p>5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7" table:style-name="ce1">
            <text:p>5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8" table:style-name="ce1">
            <text:p>5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9" table:style-name="ce1">
            <text:p>5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0" table:style-name="ce1">
            <text:p>6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1" table:style-name="ce1">
            <text:p>6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2" table:style-name="ce1">
            <text:p>6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3" table:style-name="ce1">
            <text:p>6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4" table:style-name="ce1">
            <text:p>2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4" table:style-name="ce1">
            <text:p>6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5" table:style-name="ce1">
            <text:p>6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6" table:style-name="ce1">
            <text:p>6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7" table:style-name="ce1">
            <text:p>6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8" table:style-name="ce1">
            <text:p>6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9" table:style-name="ce1">
            <text:p>6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7" table:style-name="ce1">
            <text:p>2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0" table:style-name="ce1">
            <text:p>6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1" table:style-name="ce1">
            <text:p>6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2" table:style-name="ce1">
            <text:p>6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3" table:style-name="ce1">
            <text:p>6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4" table:style-name="ce1">
            <text:p>6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5" table:style-name="ce1">
            <text:p>6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6" table:style-name="ce1">
            <text:p>6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7" table:style-name="ce1">
            <text:p>6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8" table:style-name="ce1">
            <text:p>6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9" table:style-name="ce1">
            <text:p>6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4" table:style-name="ce1">
            <text:p>3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0" table:style-name="ce1">
            <text:p>6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1" table:style-name="ce1">
            <text:p>6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2" table:style-name="ce1">
            <text:p>6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3" table:style-name="ce1">
            <text:p>6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4" table:style-name="ce1">
            <text:p>6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5" table:style-name="ce1">
            <text:p>6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6" table:style-name="ce1">
            <text:p>4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6" table:style-name="ce1">
            <text:p>6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7" table:style-name="ce1">
            <text:p>6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8" table:style-name="ce1">
            <text:p>6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9" table:style-name="ce1">
            <text:p>6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0" table:style-name="ce1">
            <text:p>6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1" table:style-name="ce1">
            <text:p>6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2" table:style-name="ce1">
            <text:p>6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3" table:style-name="ce1">
            <text:p>6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4" table:style-name="ce1">
            <text:p>6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5" table:style-name="ce1">
            <text:p>6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6" table:style-name="ce1">
            <text:p>6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7" table:style-name="ce1">
            <text:p>6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8" table:style-name="ce1">
            <text:p>6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9" table:style-name="ce1">
            <text:p>6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40" table:style-name="ce1">
            <text:p>6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41" table:style-name="ce1">
            <text:p>6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42" table:style-name="ce1">
            <text:p>6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43" table:style-name="ce1">
            <text:p>6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644" table:style-name="ce1">
            <text:p>6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8" table:style-name="ce1">
            <text:p>1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645" table:style-name="ce1">
            <text:p>6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46" table:style-name="ce1">
            <text:p>6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4" table:style-name="ce1">
            <text:p>24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47" table:style-name="ce1">
            <text:p>6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648" table:style-name="ce1">
            <text:p>6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5" table:style-name="ce1">
            <text:p>25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649" table:style-name="ce1">
            <text:p>6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50" table:style-name="ce1">
            <text:p>6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6" table:style-name="ce1">
            <text:p>26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51" table:style-name="ce1">
            <text:p>6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7" table:style-name="ce1">
            <text:p>2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52" table:style-name="ce1">
            <text:p>6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7" table:style-name="ce1">
            <text:p>27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53" table:style-name="ce1">
            <text:p>6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654" table:style-name="ce1">
            <text:p>6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655" table:style-name="ce1">
            <text:p>6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56" table:style-name="ce1">
            <text:p>6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57" table:style-name="ce1">
            <text:p>6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0" table:style-name="ce1">
            <text:p>3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658" table:style-name="ce1">
            <text:p>6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0" table:style-name="ce1">
            <text:p>3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659" table:style-name="ce1">
            <text:p>6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60" table:style-name="ce1">
            <text:p>6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3" table:style-name="ce1">
            <text:p>3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61" table:style-name="ce1">
            <text:p>6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62" table:style-name="ce1">
            <text:p>6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63" table:style-name="ce1">
            <text:p>6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64" table:style-name="ce1">
            <text:p>6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65" table:style-name="ce1">
            <text:p>6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66" table:style-name="ce1">
            <text:p>6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67" table:style-name="ce1">
            <text:p>6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6" table:style-name="ce1">
            <text:p>4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68" table:style-name="ce1">
            <text:p>6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6" table:style-name="ce1">
            <text:p>4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69" table:style-name="ce1">
            <text:p>6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0" table:style-name="ce1">
            <text:p>6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1" table:style-name="ce1">
            <text:p>6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2" table:style-name="ce1">
            <text:p>6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8" table:style-name="ce1">
            <text:p>4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3" table:style-name="ce1">
            <text:p>67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4" table:style-name="ce1">
            <text:p>67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5" table:style-name="ce1">
            <text:p>67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6" table:style-name="ce1">
            <text:p>67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7" table:style-name="ce1">
            <text:p>67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8" table:style-name="ce1">
            <text:p>67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9" table:style-name="ce1">
            <text:p>67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0" table:style-name="ce1">
            <text:p>68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1" table:style-name="ce1">
            <text:p>68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2" table:style-name="ce1">
            <text:p>68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4" table:style-name="ce1">
            <text:p>14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3" table:style-name="ce1">
            <text:p>68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6" table:style-name="ce1">
            <text:p>1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4" table:style-name="ce1">
            <text:p>68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6" table:style-name="ce1">
            <text:p>16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5" table:style-name="ce1">
            <text:p>68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6" table:style-name="ce1">
            <text:p>68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7" table:style-name="ce1">
            <text:p>68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8" table:style-name="ce1">
            <text:p>68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9" table:style-name="ce1">
            <text:p>68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0" table:style-name="ce1">
            <text:p>69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1" table:style-name="ce1">
            <text:p>69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2" table:style-name="ce1">
            <text:p>69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3" table:style-name="ce1">
            <text:p>69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4" table:style-name="ce1">
            <text:p>69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4" table:style-name="ce1">
            <text:p>14</text:p>
          </table:table-cell>
          <table:table-cell office:value-type="float" office:value="250" table:style-name="ce1">
            <text:p>25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5" table:style-name="ce1">
            <text:p>69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6" table:style-name="ce1">
            <text:p>69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6" table:style-name="ce1">
            <text:p>16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7" table:style-name="ce1">
            <text:p>69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8" table:style-name="ce1">
            <text:p>69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9" table:style-name="ce1">
            <text:p>69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0" table:style-name="ce1">
            <text:p>70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1" table:style-name="ce1">
            <text:p>70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2" table:style-name="ce1">
            <text:p>70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3" table:style-name="ce1">
            <text:p>70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4" table:style-name="ce1">
            <text:p>70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5" table:style-name="ce1">
            <text:p>70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4" table:style-name="ce1">
            <text:p>1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6" table:style-name="ce1">
            <text:p>70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7" table:style-name="ce1">
            <text:p>70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8" table:style-name="ce1">
            <text:p>70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9" table:style-name="ce1">
            <text:p>70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0" table:style-name="ce1">
            <text:p>71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1" table:style-name="ce1">
            <text:p>71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2" table:style-name="ce1">
            <text:p>71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3" table:style-name="ce1">
            <text:p>71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4" table:style-name="ce1">
            <text:p>71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5" table:style-name="ce1">
            <text:p>71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8" table:style-name="ce1">
            <text:p>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6" table:style-name="ce1">
            <text:p>71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7" table:style-name="ce1">
            <text:p>71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8" table:style-name="ce1">
            <text:p>71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9" table:style-name="ce1">
            <text:p>71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0" table:style-name="ce1">
            <text:p>72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1" table:style-name="ce1">
            <text:p>72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2" table:style-name="ce1">
            <text:p>72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3" table:style-name="ce1">
            <text:p>72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4" table:style-name="ce1">
            <text:p>72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5" table:style-name="ce1">
            <text:p>72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6" table:style-name="ce1">
            <text:p>72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7" table:style-name="ce1">
            <text:p>72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8" table:style-name="ce1">
            <text:p>72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9" table:style-name="ce1">
            <text:p>72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0" table:style-name="ce1">
            <text:p>73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1" table:style-name="ce1">
            <text:p>73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6" table:style-name="ce1">
            <text:p>1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2" table:style-name="ce1">
            <text:p>73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3" table:style-name="ce1">
            <text:p>73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4" table:style-name="ce1">
            <text:p>73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5" table:style-name="ce1">
            <text:p>73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6" table:style-name="ce1">
            <text:p>73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7" table:style-name="ce1">
            <text:p>73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8" table:style-name="ce1">
            <text:p>73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9" table:style-name="ce1">
            <text:p>73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0" table:style-name="ce1">
            <text:p>74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1" table:style-name="ce1">
            <text:p>74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2" table:style-name="ce1">
            <text:p>74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3" table:style-name="ce1">
            <text:p>74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4" table:style-name="ce1">
            <text:p>74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5" table:style-name="ce1">
            <text:p>74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6" table:style-name="ce1">
            <text:p>74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7" table:style-name="ce1">
            <text:p>74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8" table:style-name="ce1">
            <text:p>74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9" table:style-name="ce1">
            <text:p>74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0" table:style-name="ce1">
            <text:p>75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1" table:style-name="ce1">
            <text:p>75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2" table:style-name="ce1">
            <text:p>75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3" table:style-name="ce1">
            <text:p>75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4" table:style-name="ce1">
            <text:p>1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4" table:style-name="ce1">
            <text:p>75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4" table:style-name="ce1">
            <text:p>14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5" table:style-name="ce1">
            <text:p>75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6" table:style-name="ce1">
            <text:p>75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6" table:style-name="ce1">
            <text:p>16</text:p>
          </table:table-cell>
          <table:table-cell office:value-type="float" office:value="230" table:style-name="ce1">
            <text:p>23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7" table:style-name="ce1">
            <text:p>75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8" table:style-name="ce1">
            <text:p>75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9" table:style-name="ce1">
            <text:p>75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0" table:style-name="ce1">
            <text:p>76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1" table:style-name="ce1">
            <text:p>76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2" table:style-name="ce1">
            <text:p>76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3" table:style-name="ce1">
            <text:p>76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8" table:style-name="ce1">
            <text:p>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4" table:style-name="ce1">
            <text:p>76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5" table:style-name="ce1">
            <text:p>76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6" table:style-name="ce1">
            <text:p>76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7" table:style-name="ce1">
            <text:p>76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8" table:style-name="ce1">
            <text:p>76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9" table:style-name="ce1">
            <text:p>76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70" table:style-name="ce1">
            <text:p>77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71" table:style-name="ce1">
            <text:p>77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72" table:style-name="ce1">
            <text:p>77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73" table:style-name="ce1">
            <text:p>77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74" table:style-name="ce1">
            <text:p>77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3" table:visibility="filter">
          <table:table-cell office:value-type="float" office:value="775" table:style-name="ce1">
            <text:p>77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3" table:visibility="filter">
          <table:table-cell office:value-type="float" office:value="776" table:style-name="ce1">
            <text:p>77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77" table:style-name="ce1">
            <text:p>77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78" table:style-name="ce1">
            <text:p>77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79" table:style-name="ce1">
            <text:p>77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6" table:style-name="ce1">
            <text:p>1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0" table:style-name="ce1">
            <text:p>78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1" table:style-name="ce1">
            <text:p>78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2" table:style-name="ce1">
            <text:p>78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3" table:style-name="ce1">
            <text:p>78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4" table:style-name="ce1">
            <text:p>78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5" table:style-name="ce1">
            <text:p>78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6" table:style-name="ce1">
            <text:p>78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7" table:style-name="ce1">
            <text:p>78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8" table:style-name="ce1">
            <text:p>78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9" table:style-name="ce1">
            <text:p>78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0" table:style-name="ce1">
            <text:p>79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1" table:style-name="ce1">
            <text:p>79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2" table:style-name="ce1">
            <text:p>79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3" table:style-name="ce1">
            <text:p>79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4" table:style-name="ce1">
            <text:p>79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5" table:style-name="ce1">
            <text:p>79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6" table:style-name="ce1">
            <text:p>79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7" table:style-name="ce1">
            <text:p>79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8" table:style-name="ce1">
            <text:p>79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9" table:style-name="ce1">
            <text:p>79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0" table:style-name="ce1">
            <text:p>80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1" table:style-name="ce1">
            <text:p>80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4" table:style-name="ce1">
            <text:p>1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2" table:style-name="ce1">
            <text:p>80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3" table:style-name="ce1">
            <text:p>80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4" table:style-name="ce1">
            <text:p>80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5" table:style-name="ce1">
            <text:p>80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6" table:style-name="ce1">
            <text:p>80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7" table:style-name="ce1">
            <text:p>80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8" table:style-name="ce1">
            <text:p>80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9" table:style-name="ce1">
            <text:p>80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0" table:style-name="ce1">
            <text:p>81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1" table:style-name="ce1">
            <text:p>81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8" table:style-name="ce1">
            <text:p>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2" table:style-name="ce1">
            <text:p>81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3" table:style-name="ce1">
            <text:p>81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4" table:style-name="ce1">
            <text:p>81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4" table:style-name="ce1">
            <text:p>14</text:p>
          </table:table-cell>
          <table:table-cell office:value-type="float" office:value="242" table:style-name="ce1">
            <text:p>242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5" table:style-name="ce1">
            <text:p>81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6" table:style-name="ce1">
            <text:p>81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6" table:style-name="ce1">
            <text:p>16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7" table:style-name="ce1">
            <text:p>81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8" table:style-name="ce1">
            <text:p>81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9" table:style-name="ce1">
            <text:p>81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0" table:style-name="ce1">
            <text:p>82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1" table:style-name="ce1">
            <text:p>82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2" table:style-name="ce1">
            <text:p>82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3" table:style-name="ce1">
            <text:p>82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4" table:style-name="ce1">
            <text:p>82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5" table:style-name="ce1">
            <text:p>82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6" table:style-name="ce1">
            <text:p>82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4" table:style-name="ce1">
            <text:p>14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7" table:style-name="ce1">
            <text:p>82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6" table:style-name="ce1">
            <text:p>1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8" table:style-name="ce1">
            <text:p>82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6" table:style-name="ce1">
            <text:p>16</text:p>
          </table:table-cell>
          <table:table-cell office:value-type="float" office:value="238" table:style-name="ce1">
            <text:p>23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9" table:style-name="ce1">
            <text:p>82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0" table:style-name="ce1">
            <text:p>83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1" table:style-name="ce1">
            <text:p>83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2" table:style-name="ce1">
            <text:p>83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3" table:style-name="ce1">
            <text:p>83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4" table:style-name="ce1">
            <text:p>83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5" table:style-name="ce1">
            <text:p>83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6" table:style-name="ce1">
            <text:p>83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7" table:style-name="ce1">
            <text:p>83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8" table:style-name="ce1">
            <text:p>83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9" table:style-name="ce1">
            <text:p>83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40" table:style-name="ce1">
            <text:p>84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4" table:visibility="filter">
          <table:table-cell office:value-type="float" office:value="841" table:style-name="ce1">
            <text:p>84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4" table:visibility="filter">
          <table:table-cell office:value-type="float" office:value="842" table:style-name="ce1">
            <text:p>84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843" table:style-name="ce1">
            <text:p>84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44" table:style-name="ce1">
            <text:p>84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45" table:style-name="ce1">
            <text:p>84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846" table:style-name="ce1">
            <text:p>84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847" table:style-name="ce1">
            <text:p>84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48" table:style-name="ce1">
            <text:p>84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49" table:style-name="ce1">
            <text:p>84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4" table:style-name="ce1">
            <text:p>1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0" table:style-name="ce1">
            <text:p>85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1" table:style-name="ce1">
            <text:p>85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2" table:style-name="ce1">
            <text:p>85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3" table:style-name="ce1">
            <text:p>85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4" table:style-name="ce1">
            <text:p>85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5" table:style-name="ce1">
            <text:p>85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6" table:style-name="ce1">
            <text:p>85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7" table:style-name="ce1">
            <text:p>85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8" table:style-name="ce1">
            <text:p>85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9" table:style-name="ce1">
            <text:p>85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8" table:style-name="ce1">
            <text:p>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0" table:style-name="ce1">
            <text:p>86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1" table:style-name="ce1">
            <text:p>86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2" table:style-name="ce1">
            <text:p>86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3" table:style-name="ce1">
            <text:p>86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4" table:style-name="ce1">
            <text:p>86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5" table:style-name="ce1">
            <text:p>8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7" table:style-name="ce1">
            <text:p>1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6" table:style-name="ce1">
            <text:p>8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7" table:style-name="ce1">
            <text:p>1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7" table:style-name="ce1">
            <text:p>8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8" table:style-name="ce1">
            <text:p>8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9" table:style-name="ce1">
            <text:p>8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0" table:style-name="ce1">
            <text:p>8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1" table:style-name="ce1">
            <text:p>8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2" table:style-name="ce1">
            <text:p>8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1" table:style-name="ce1">
            <text:p>21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3" table:style-name="ce1">
            <text:p>8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4" table:style-name="ce1">
            <text:p>8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2" table:style-name="ce1">
            <text:p>22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5" table:style-name="ce1">
            <text:p>8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3" table:style-name="ce1">
            <text:p>2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6" table:style-name="ce1">
            <text:p>8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3" table:style-name="ce1">
            <text:p>2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7" table:style-name="ce1">
            <text:p>8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8" table:style-name="ce1">
            <text:p>8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5" table:style-name="ce1">
            <text:p>35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9" table:style-name="ce1">
            <text:p>8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0" table:style-name="ce1">
            <text:p>8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7" table:style-name="ce1">
            <text:p>3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1" table:style-name="ce1">
            <text:p>8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8" table:style-name="ce1">
            <text:p>3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2" table:style-name="ce1">
            <text:p>8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8" table:style-name="ce1">
            <text:p>3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3" table:style-name="ce1">
            <text:p>8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4" table:style-name="ce1">
            <text:p>8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9" table:style-name="ce1">
            <text:p>39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5" table:style-name="ce1">
            <text:p>8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6" table:style-name="ce1">
            <text:p>8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0" table:style-name="ce1">
            <text:p>4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7" table:style-name="ce1">
            <text:p>8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8" table:style-name="ce1">
            <text:p>8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1" table:style-name="ce1">
            <text:p>4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9" table:style-name="ce1">
            <text:p>8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0" table:style-name="ce1">
            <text:p>8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2" table:style-name="ce1">
            <text:p>4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1" table:style-name="ce1">
            <text:p>8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3" table:style-name="ce1">
            <text:p>4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2" table:style-name="ce1">
            <text:p>8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3" table:style-name="ce1">
            <text:p>4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3" table:style-name="ce1">
            <text:p>8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4" table:style-name="ce1">
            <text:p>8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7" table:style-name="ce1">
            <text:p>17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5" table:style-name="ce1">
            <text:p>8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6" table:style-name="ce1">
            <text:p>8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9" table:style-name="ce1">
            <text:p>19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7" table:style-name="ce1">
            <text:p>8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0" table:style-name="ce1">
            <text:p>2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8" table:style-name="ce1">
            <text:p>8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0" table:style-name="ce1">
            <text:p>2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9" table:style-name="ce1">
            <text:p>8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0" table:style-name="ce1">
            <text:p>9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1" table:style-name="ce1">
            <text:p>21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1" table:style-name="ce1">
            <text:p>9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2" table:style-name="ce1">
            <text:p>9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2" table:style-name="ce1">
            <text:p>22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3" table:style-name="ce1">
            <text:p>9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4" table:style-name="ce1">
            <text:p>9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3" table:style-name="ce1">
            <text:p>2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5" table:style-name="ce1">
            <text:p>9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6" table:style-name="ce1">
            <text:p>9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5" table:style-name="ce1">
            <text:p>35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7" table:style-name="ce1">
            <text:p>9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8" table:style-name="ce1">
            <text:p>9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7" table:style-name="ce1">
            <text:p>3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9" table:style-name="ce1">
            <text:p>9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0" table:style-name="ce1">
            <text:p>9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8" table:style-name="ce1">
            <text:p>38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1" table:style-name="ce1">
            <text:p>9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2" table:style-name="ce1">
            <text:p>9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9" table:style-name="ce1">
            <text:p>39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3" table:style-name="ce1">
            <text:p>9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4" table:style-name="ce1">
            <text:p>9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5" table:style-name="ce1">
            <text:p>9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6" table:style-name="ce1">
            <text:p>9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7" table:style-name="ce1">
            <text:p>9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8" table:style-name="ce1">
            <text:p>9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2" table:style-name="ce1">
            <text:p>4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9" table:style-name="ce1">
            <text:p>9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0" table:style-name="ce1">
            <text:p>9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3" table:style-name="ce1">
            <text:p>43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1" table:style-name="ce1">
            <text:p>9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2" table:style-name="ce1">
            <text:p>9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7" table:style-name="ce1">
            <text:p>17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3" table:style-name="ce1">
            <text:p>9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4" table:style-name="ce1">
            <text:p>9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9" table:style-name="ce1">
            <text:p>19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5" table:style-name="ce1">
            <text:p>9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6" table:style-name="ce1">
            <text:p>9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0" table:style-name="ce1">
            <text:p>2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7" table:style-name="ce1">
            <text:p>9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8" table:style-name="ce1">
            <text:p>9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1" table:style-name="ce1">
            <text:p>21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9" table:style-name="ce1">
            <text:p>9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30" table:style-name="ce1">
            <text:p>9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2" table:style-name="ce1">
            <text:p>2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31" table:style-name="ce1">
            <text:p>9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32" table:style-name="ce1">
            <text:p>9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4" table:visibility="filter">
          <table:table-cell office:value-type="float" office:value="933" table:style-name="ce1">
            <text:p>9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4" table:visibility="filter">
          <table:table-cell office:value-type="float" office:value="934" table:style-name="ce1">
            <text:p>9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5" table:style-name="ce1">
            <text:p>3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35" table:style-name="ce1">
            <text:p>9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36" table:style-name="ce1">
            <text:p>9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7" table:style-name="ce1">
            <text:p>37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37" table:style-name="ce1">
            <text:p>9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38" table:style-name="ce1">
            <text:p>9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8" table:style-name="ce1">
            <text:p>38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39" table:style-name="ce1">
            <text:p>9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9" table:style-name="ce1">
            <text:p>3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40" table:style-name="ce1">
            <text:p>9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9" table:style-name="ce1">
            <text:p>39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41" table:style-name="ce1">
            <text:p>9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42" table:style-name="ce1">
            <text:p>9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43" table:style-name="ce1">
            <text:p>9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44" table:style-name="ce1">
            <text:p>9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1" table:style-name="ce1">
            <text:p>4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45" table:style-name="ce1">
            <text:p>9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2" table:style-name="ce1">
            <text:p>4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46" table:style-name="ce1">
            <text:p>9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2" table:style-name="ce1">
            <text:p>4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47" table:style-name="ce1">
            <text:p>9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48" table:style-name="ce1">
            <text:p>9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3" table:style-name="ce1">
            <text:p>4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49" table:style-name="ce1">
            <text:p>9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50" table:style-name="ce1">
            <text:p>9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7" table:style-name="ce1">
            <text:p>17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51" table:style-name="ce1">
            <text:p>9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52" table:style-name="ce1">
            <text:p>9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9" table:style-name="ce1">
            <text:p>1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53" table:style-name="ce1">
            <text:p>9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54" table:style-name="ce1">
            <text:p>9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0" table:style-name="ce1">
            <text:p>20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55" table:style-name="ce1">
            <text:p>9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1" table:style-name="ce1">
            <text:p>2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56" table:style-name="ce1">
            <text:p>9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1" table:style-name="ce1">
            <text:p>21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57" table:style-name="ce1">
            <text:p>9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58" table:style-name="ce1">
            <text:p>9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2" table:style-name="ce1">
            <text:p>22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59" table:style-name="ce1">
            <text:p>9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0" table:style-name="ce1">
            <text:p>9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1" table:style-name="ce1">
            <text:p>9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5" table:style-name="ce1">
            <text:p>3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2" table:style-name="ce1">
            <text:p>9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3" table:style-name="ce1">
            <text:p>9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4" table:style-name="ce1">
            <text:p>9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7" table:style-name="ce1">
            <text:p>37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5" table:style-name="ce1">
            <text:p>9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6" table:style-name="ce1">
            <text:p>9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8" table:style-name="ce1">
            <text:p>38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7" table:style-name="ce1">
            <text:p>9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8" table:style-name="ce1">
            <text:p>9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9" table:style-name="ce1">
            <text:p>39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9" table:style-name="ce1">
            <text:p>9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0" table:style-name="ce1">
            <text:p>9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1" table:style-name="ce1">
            <text:p>9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1" table:style-name="ce1">
            <text:p>4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2" table:style-name="ce1">
            <text:p>9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1" table:style-name="ce1">
            <text:p>4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3" table:style-name="ce1">
            <text:p>9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4" table:style-name="ce1">
            <text:p>9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2" table:style-name="ce1">
            <text:p>4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5" table:style-name="ce1">
            <text:p>9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6" table:style-name="ce1">
            <text:p>9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3" table:style-name="ce1">
            <text:p>4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7" table:style-name="ce1">
            <text:p>9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7" table:style-name="ce1">
            <text:p>1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8" table:style-name="ce1">
            <text:p>9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7" table:style-name="ce1">
            <text:p>1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9" table:style-name="ce1">
            <text:p>9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80" table:style-name="ce1">
            <text:p>9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81" table:style-name="ce1">
            <text:p>9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82" table:style-name="ce1">
            <text:p>9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0" table:style-name="ce1">
            <text:p>2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83" table:style-name="ce1">
            <text:p>9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84" table:style-name="ce1">
            <text:p>9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1" table:style-name="ce1">
            <text:p>2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85" table:style-name="ce1">
            <text:p>9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86" table:style-name="ce1">
            <text:p>9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2" table:style-name="ce1">
            <text:p>2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87" table:style-name="ce1">
            <text:p>9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3" table:style-name="ce1">
            <text:p>2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88" table:style-name="ce1">
            <text:p>9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3" table:style-name="ce1">
            <text:p>2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89" table:style-name="ce1">
            <text:p>9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0" table:style-name="ce1">
            <text:p>9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5" table:style-name="ce1">
            <text:p>35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1" table:style-name="ce1">
            <text:p>9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2" table:style-name="ce1">
            <text:p>9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7" table:style-name="ce1">
            <text:p>3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3" table:style-name="ce1">
            <text:p>9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8" table:style-name="ce1">
            <text:p>3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4" table:style-name="ce1">
            <text:p>9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8" table:style-name="ce1">
            <text:p>38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5" table:style-name="ce1">
            <text:p>9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6" table:style-name="ce1">
            <text:p>9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9" table:style-name="ce1">
            <text:p>39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7" table:style-name="ce1">
            <text:p>9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8" table:style-name="ce1">
            <text:p>9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9" table:style-name="ce1">
            <text:p>9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0" table:style-name="ce1">
            <text:p>10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1" table:style-name="ce1">
            <text:p>4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1" table:style-name="ce1">
            <text:p>10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2" table:style-name="ce1">
            <text:p>10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2" table:style-name="ce1">
            <text:p>4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3" table:style-name="ce1">
            <text:p>10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3" table:style-name="ce1">
            <text:p>4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4" table:style-name="ce1">
            <text:p>10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3" table:style-name="ce1">
            <text:p>4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5" table:style-name="ce1">
            <text:p>10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6" table:style-name="ce1">
            <text:p>10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7" table:style-name="ce1">
            <text:p>17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7" table:style-name="ce1">
            <text:p>10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8" table:style-name="ce1">
            <text:p>10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9" table:style-name="ce1">
            <text:p>10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0" table:style-name="ce1">
            <text:p>2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0" table:style-name="ce1">
            <text:p>10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1" table:style-name="ce1">
            <text:p>10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2" table:style-name="ce1">
            <text:p>10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1" table:style-name="ce1">
            <text:p>21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3" table:style-name="ce1">
            <text:p>10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4" table:style-name="ce1">
            <text:p>10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2" table:style-name="ce1">
            <text:p>22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5" table:style-name="ce1">
            <text:p>10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6" table:style-name="ce1">
            <text:p>10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7" table:style-name="ce1">
            <text:p>10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8" table:style-name="ce1">
            <text:p>10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5" table:style-name="ce1">
            <text:p>3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9" table:style-name="ce1">
            <text:p>10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0" table:style-name="ce1">
            <text:p>10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7" table:style-name="ce1">
            <text:p>37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1" table:style-name="ce1">
            <text:p>10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2" table:style-name="ce1">
            <text:p>10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8" table:style-name="ce1">
            <text:p>38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3" table:style-name="ce1">
            <text:p>10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4" table:style-name="ce1">
            <text:p>10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9" table:style-name="ce1">
            <text:p>39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5" table:style-name="ce1">
            <text:p>10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6" table:style-name="ce1">
            <text:p>10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0" table:style-name="ce1">
            <text:p>4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7" table:style-name="ce1">
            <text:p>10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8" table:style-name="ce1">
            <text:p>10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1" table:style-name="ce1">
            <text:p>4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9" table:style-name="ce1">
            <text:p>10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0" table:style-name="ce1">
            <text:p>10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2" table:style-name="ce1">
            <text:p>4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1" table:style-name="ce1">
            <text:p>10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2" table:style-name="ce1">
            <text:p>10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3" table:style-name="ce1">
            <text:p>10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4" table:style-name="ce1">
            <text:p>10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7" table:style-name="ce1">
            <text:p>17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5" table:style-name="ce1">
            <text:p>10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6" table:style-name="ce1">
            <text:p>10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9" table:style-name="ce1">
            <text:p>1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7" table:style-name="ce1">
            <text:p>10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8" table:style-name="ce1">
            <text:p>10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0" table:style-name="ce1">
            <text:p>2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9" table:style-name="ce1">
            <text:p>10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0" table:style-name="ce1">
            <text:p>10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1" table:style-name="ce1">
            <text:p>21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1" table:style-name="ce1">
            <text:p>10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2" table:style-name="ce1">
            <text:p>10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2" table:style-name="ce1">
            <text:p>22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3" table:style-name="ce1">
            <text:p>10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4" table:style-name="ce1">
            <text:p>10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3" table:style-name="ce1">
            <text:p>23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5" table:style-name="ce1">
            <text:p>10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6" table:style-name="ce1">
            <text:p>10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5" table:style-name="ce1">
            <text:p>35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7" table:style-name="ce1">
            <text:p>10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8" table:style-name="ce1">
            <text:p>10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7" table:style-name="ce1">
            <text:p>37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9" table:style-name="ce1">
            <text:p>10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50" table:style-name="ce1">
            <text:p>10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8" table:style-name="ce1">
            <text:p>38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51" table:style-name="ce1">
            <text:p>10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9" table:style-name="ce1">
            <text:p>3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52" table:style-name="ce1">
            <text:p>10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9" table:style-name="ce1">
            <text:p>39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53" table:style-name="ce1">
            <text:p>10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54" table:style-name="ce1">
            <text:p>10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0" table:style-name="ce1">
            <text:p>40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55" table:style-name="ce1">
            <text:p>10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56" table:style-name="ce1">
            <text:p>10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1" table:style-name="ce1">
            <text:p>4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57" table:style-name="ce1">
            <text:p>10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2" table:style-name="ce1">
            <text:p>4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5" table:visibility="filter">
          <table:table-cell office:value-type="float" office:value="1058" table:style-name="ce1">
            <text:p>10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2" table:style-name="ce1">
            <text:p>4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5" table:visibility="filter">
          <table:table-cell office:value-type="float" office:value="1059" table:style-name="ce1">
            <text:p>10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0" table:style-name="ce1">
            <text:p>10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1" table:style-name="ce1">
            <text:p>10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2" table:style-name="ce1">
            <text:p>10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7" table:style-name="ce1">
            <text:p>1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3" table:style-name="ce1">
            <text:p>10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4" table:style-name="ce1">
            <text:p>10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5" table:style-name="ce1">
            <text:p>10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6" table:style-name="ce1">
            <text:p>10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7" table:style-name="ce1">
            <text:p>10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1" table:style-name="ce1">
            <text:p>2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8" table:style-name="ce1">
            <text:p>10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1" table:style-name="ce1">
            <text:p>21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9" table:style-name="ce1">
            <text:p>10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0" table:style-name="ce1">
            <text:p>10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2" table:style-name="ce1">
            <text:p>22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1" table:style-name="ce1">
            <text:p>10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2" table:style-name="ce1">
            <text:p>10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3" table:style-name="ce1">
            <text:p>10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5" table:style-name="ce1">
            <text:p>3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4" table:style-name="ce1">
            <text:p>10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5" table:style-name="ce1">
            <text:p>3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5" table:style-name="ce1">
            <text:p>10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6" table:style-name="ce1">
            <text:p>10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7" table:style-name="ce1">
            <text:p>37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7" table:style-name="ce1">
            <text:p>10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8" table:style-name="ce1">
            <text:p>10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8" table:style-name="ce1">
            <text:p>38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9" table:style-name="ce1">
            <text:p>10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0" table:style-name="ce1">
            <text:p>10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9" table:style-name="ce1">
            <text:p>3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1" table:style-name="ce1">
            <text:p>10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2" table:style-name="ce1">
            <text:p>10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3" table:style-name="ce1">
            <text:p>10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1" table:style-name="ce1">
            <text:p>4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4" table:style-name="ce1">
            <text:p>10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1" table:style-name="ce1">
            <text:p>4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5" table:style-name="ce1">
            <text:p>10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6" table:style-name="ce1">
            <text:p>10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2" table:style-name="ce1">
            <text:p>4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7" table:style-name="ce1">
            <text:p>10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8" table:style-name="ce1">
            <text:p>10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3" table:style-name="ce1">
            <text:p>4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9" table:style-name="ce1">
            <text:p>10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7" table:style-name="ce1">
            <text:p>1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90" table:style-name="ce1">
            <text:p>10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7" table:style-name="ce1">
            <text:p>1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91" table:style-name="ce1">
            <text:p>10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92" table:style-name="ce1">
            <text:p>10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9" table:style-name="ce1">
            <text:p>1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93" table:style-name="ce1">
            <text:p>10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94" table:style-name="ce1">
            <text:p>10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0" table:style-name="ce1">
            <text:p>2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95" table:style-name="ce1">
            <text:p>10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96" table:style-name="ce1">
            <text:p>10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1" table:style-name="ce1">
            <text:p>21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97" table:style-name="ce1">
            <text:p>10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98" table:style-name="ce1">
            <text:p>10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2" table:style-name="ce1">
            <text:p>22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99" table:style-name="ce1">
            <text:p>10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3" table:style-name="ce1">
            <text:p>2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0" table:style-name="ce1">
            <text:p>11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1" table:style-name="ce1">
            <text:p>11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2" table:style-name="ce1">
            <text:p>11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5" table:style-name="ce1">
            <text:p>3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3" table:style-name="ce1">
            <text:p>11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4" table:style-name="ce1">
            <text:p>11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7" table:style-name="ce1">
            <text:p>37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5" table:style-name="ce1">
            <text:p>11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8" table:style-name="ce1">
            <text:p>3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6" table:style-name="ce1">
            <text:p>11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8" table:style-name="ce1">
            <text:p>38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7" table:style-name="ce1">
            <text:p>11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8" table:style-name="ce1">
            <text:p>11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9" table:style-name="ce1">
            <text:p>39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9" table:style-name="ce1">
            <text:p>11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0" table:style-name="ce1">
            <text:p>11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0" table:style-name="ce1">
            <text:p>4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1" table:style-name="ce1">
            <text:p>11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2" table:style-name="ce1">
            <text:p>11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1" table:style-name="ce1">
            <text:p>4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3" table:style-name="ce1">
            <text:p>11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4" table:style-name="ce1">
            <text:p>11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2" table:style-name="ce1">
            <text:p>4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5" table:style-name="ce1">
            <text:p>11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3" table:style-name="ce1">
            <text:p>4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6" table:style-name="ce1">
            <text:p>11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3" table:style-name="ce1">
            <text:p>4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7" table:style-name="ce1">
            <text:p>11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8" table:style-name="ce1">
            <text:p>11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7" table:style-name="ce1">
            <text:p>1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9" table:style-name="ce1">
            <text:p>11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0" table:style-name="ce1">
            <text:p>11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9" table:style-name="ce1">
            <text:p>1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1" table:style-name="ce1">
            <text:p>11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0" table:style-name="ce1">
            <text:p>2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2" table:style-name="ce1">
            <text:p>11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3" table:style-name="ce1">
            <text:p>11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4" table:style-name="ce1">
            <text:p>11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1" table:style-name="ce1">
            <text:p>21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5" table:style-name="ce1">
            <text:p>11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6" table:style-name="ce1">
            <text:p>11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2" table:style-name="ce1">
            <text:p>22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7" table:style-name="ce1">
            <text:p>11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8" table:style-name="ce1">
            <text:p>11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9" table:style-name="ce1">
            <text:p>11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0" table:style-name="ce1">
            <text:p>11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5" table:style-name="ce1">
            <text:p>3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1" table:style-name="ce1">
            <text:p>11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2" table:style-name="ce1">
            <text:p>11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7" table:style-name="ce1">
            <text:p>37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3" table:style-name="ce1">
            <text:p>11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4" table:style-name="ce1">
            <text:p>11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8" table:style-name="ce1">
            <text:p>38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5" table:style-name="ce1">
            <text:p>11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6" table:style-name="ce1">
            <text:p>11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9" table:style-name="ce1">
            <text:p>39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7" table:style-name="ce1">
            <text:p>11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8" table:style-name="ce1">
            <text:p>11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9" table:style-name="ce1">
            <text:p>11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0" table:style-name="ce1">
            <text:p>11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1" table:style-name="ce1">
            <text:p>4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1" table:style-name="ce1">
            <text:p>11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2" table:style-name="ce1">
            <text:p>11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2" table:style-name="ce1">
            <text:p>4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3" table:style-name="ce1">
            <text:p>11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4" table:style-name="ce1">
            <text:p>11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3" table:style-name="ce1">
            <text:p>4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5" table:style-name="ce1">
            <text:p>11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6" table:style-name="ce1">
            <text:p>11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7" table:style-name="ce1">
            <text:p>17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7" table:style-name="ce1">
            <text:p>11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8" table:style-name="ce1">
            <text:p>11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9" table:style-name="ce1">
            <text:p>11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0" table:style-name="ce1">
            <text:p>11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1" table:style-name="ce1">
            <text:p>11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2" table:style-name="ce1">
            <text:p>11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1" table:style-name="ce1">
            <text:p>21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3" table:style-name="ce1">
            <text:p>11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4" table:style-name="ce1">
            <text:p>11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2" table:style-name="ce1">
            <text:p>2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5" table:style-name="ce1">
            <text:p>11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6" table:style-name="ce1">
            <text:p>11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7" table:style-name="ce1">
            <text:p>11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8" table:style-name="ce1">
            <text:p>11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5" table:style-name="ce1">
            <text:p>35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9" table:style-name="ce1">
            <text:p>11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0" table:style-name="ce1">
            <text:p>11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7" table:style-name="ce1">
            <text:p>37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1" table:style-name="ce1">
            <text:p>11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2" table:style-name="ce1">
            <text:p>11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8" table:style-name="ce1">
            <text:p>38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3" table:style-name="ce1">
            <text:p>11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9" table:style-name="ce1">
            <text:p>3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4" table:style-name="ce1">
            <text:p>11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9" table:style-name="ce1">
            <text:p>39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5" table:style-name="ce1">
            <text:p>11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6" table:style-name="ce1">
            <text:p>11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7" table:style-name="ce1">
            <text:p>11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8" table:style-name="ce1">
            <text:p>11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1" table:style-name="ce1">
            <text:p>4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9" table:style-name="ce1">
            <text:p>11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2" table:style-name="ce1">
            <text:p>4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0" table:style-name="ce1">
            <text:p>11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2" table:style-name="ce1">
            <text:p>4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1" table:style-name="ce1">
            <text:p>11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2" table:style-name="ce1">
            <text:p>11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3" table:style-name="ce1">
            <text:p>4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3" table:style-name="ce1">
            <text:p>11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4" table:style-name="ce1">
            <text:p>11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7" table:style-name="ce1">
            <text:p>17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5" table:style-name="ce1">
            <text:p>11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6" table:style-name="ce1">
            <text:p>11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7" table:style-name="ce1">
            <text:p>11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8" table:style-name="ce1">
            <text:p>11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0" table:style-name="ce1">
            <text:p>2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9" table:style-name="ce1">
            <text:p>11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1" table:style-name="ce1">
            <text:p>2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0" table:style-name="ce1">
            <text:p>11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1" table:style-name="ce1">
            <text:p>21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1" table:style-name="ce1">
            <text:p>11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2" table:style-name="ce1">
            <text:p>11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2" table:style-name="ce1">
            <text:p>22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3" table:style-name="ce1">
            <text:p>11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4" table:style-name="ce1">
            <text:p>11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3" table:style-name="ce1">
            <text:p>2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5" table:style-name="ce1">
            <text:p>11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5" table:style-name="ce1">
            <text:p>3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6" table:style-name="ce1">
            <text:p>11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5" table:style-name="ce1">
            <text:p>3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7" table:style-name="ce1">
            <text:p>11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8" table:style-name="ce1">
            <text:p>11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7" table:style-name="ce1">
            <text:p>37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9" table:style-name="ce1">
            <text:p>11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0" table:style-name="ce1">
            <text:p>11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8" table:style-name="ce1">
            <text:p>38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1" table:style-name="ce1">
            <text:p>11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2" table:style-name="ce1">
            <text:p>11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9" table:style-name="ce1">
            <text:p>39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3" table:style-name="ce1">
            <text:p>11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4" table:style-name="ce1">
            <text:p>11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0" table:style-name="ce1">
            <text:p>4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5" table:style-name="ce1">
            <text:p>11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1" table:style-name="ce1">
            <text:p>4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6" table:style-name="ce1">
            <text:p>11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1" table:style-name="ce1">
            <text:p>4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7" table:style-name="ce1">
            <text:p>11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8" table:style-name="ce1">
            <text:p>11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2" table:style-name="ce1">
            <text:p>4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9" table:style-name="ce1">
            <text:p>11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0" table:style-name="ce1">
            <text:p>12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3" table:style-name="ce1">
            <text:p>4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1" table:style-name="ce1">
            <text:p>12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7" table:style-name="ce1">
            <text:p>1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2" table:style-name="ce1">
            <text:p>12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7" table:style-name="ce1">
            <text:p>17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3" table:style-name="ce1">
            <text:p>12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4" table:style-name="ce1">
            <text:p>12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5" table:style-name="ce1">
            <text:p>12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6" table:style-name="ce1">
            <text:p>12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0" table:style-name="ce1">
            <text:p>20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7" table:style-name="ce1">
            <text:p>12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8" table:style-name="ce1">
            <text:p>12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1" table:style-name="ce1">
            <text:p>21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9" table:style-name="ce1">
            <text:p>12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0" table:style-name="ce1">
            <text:p>12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2" table:style-name="ce1">
            <text:p>22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1" table:style-name="ce1">
            <text:p>12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3" table:style-name="ce1">
            <text:p>2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2" table:style-name="ce1">
            <text:p>12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3" table:style-name="ce1">
            <text:p>12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4" table:style-name="ce1">
            <text:p>12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5" table:style-name="ce1">
            <text:p>35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5" table:style-name="ce1">
            <text:p>12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6" table:style-name="ce1">
            <text:p>12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7" table:style-name="ce1">
            <text:p>37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7" table:style-name="ce1">
            <text:p>12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8" table:style-name="ce1">
            <text:p>3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8" table:style-name="ce1">
            <text:p>12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8" table:style-name="ce1">
            <text:p>38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9" table:style-name="ce1">
            <text:p>12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0" table:style-name="ce1">
            <text:p>12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9" table:style-name="ce1">
            <text:p>39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1" table:style-name="ce1">
            <text:p>12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2" table:style-name="ce1">
            <text:p>12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0" table:style-name="ce1">
            <text:p>4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3" table:style-name="ce1">
            <text:p>12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4" table:style-name="ce1">
            <text:p>12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1" table:style-name="ce1">
            <text:p>4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5" table:style-name="ce1">
            <text:p>12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6" table:style-name="ce1">
            <text:p>12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7" table:style-name="ce1">
            <text:p>12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3" table:style-name="ce1">
            <text:p>4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8" table:style-name="ce1">
            <text:p>12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3" table:style-name="ce1">
            <text:p>4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9" table:style-name="ce1">
            <text:p>12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0" table:style-name="ce1">
            <text:p>12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7" table:style-name="ce1">
            <text:p>17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1" table:style-name="ce1">
            <text:p>12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2" table:style-name="ce1">
            <text:p>12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9" table:style-name="ce1">
            <text:p>1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3" table:style-name="ce1">
            <text:p>12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0" table:style-name="ce1">
            <text:p>2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4" table:style-name="ce1">
            <text:p>12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5" table:style-name="ce1">
            <text:p>12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6" table:style-name="ce1">
            <text:p>12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1" table:style-name="ce1">
            <text:p>21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7" table:style-name="ce1">
            <text:p>12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8" table:style-name="ce1">
            <text:p>12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2" table:style-name="ce1">
            <text:p>22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9" table:style-name="ce1">
            <text:p>12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0" table:style-name="ce1">
            <text:p>12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3" table:style-name="ce1">
            <text:p>2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1" table:style-name="ce1">
            <text:p>12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2" table:style-name="ce1">
            <text:p>12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5" table:style-name="ce1">
            <text:p>35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3" table:style-name="ce1">
            <text:p>12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4" table:style-name="ce1">
            <text:p>12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7" table:style-name="ce1">
            <text:p>37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5" table:style-name="ce1">
            <text:p>12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6" table:style-name="ce1">
            <text:p>12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8" table:style-name="ce1">
            <text:p>38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7" table:style-name="ce1">
            <text:p>12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8" table:style-name="ce1">
            <text:p>12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9" table:style-name="ce1">
            <text:p>39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9" table:style-name="ce1">
            <text:p>12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0" table:style-name="ce1">
            <text:p>12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1" table:style-name="ce1">
            <text:p>12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2" table:style-name="ce1">
            <text:p>12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1" table:style-name="ce1">
            <text:p>4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3" table:style-name="ce1">
            <text:p>12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4" table:style-name="ce1">
            <text:p>12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2" table:style-name="ce1">
            <text:p>4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5" table:style-name="ce1">
            <text:p>12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6" table:style-name="ce1">
            <text:p>12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3" table:style-name="ce1">
            <text:p>4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7" table:style-name="ce1">
            <text:p>12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8" table:style-name="ce1">
            <text:p>12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7" table:style-name="ce1">
            <text:p>17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9" table:style-name="ce1">
            <text:p>12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0" table:style-name="ce1">
            <text:p>12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9" table:style-name="ce1">
            <text:p>19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1" table:style-name="ce1">
            <text:p>12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2" table:style-name="ce1">
            <text:p>12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0" table:style-name="ce1">
            <text:p>2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3" table:style-name="ce1">
            <text:p>12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4" table:style-name="ce1">
            <text:p>12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1" table:style-name="ce1">
            <text:p>21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5" table:style-name="ce1">
            <text:p>12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6" table:style-name="ce1">
            <text:p>12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2" table:style-name="ce1">
            <text:p>2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7" table:style-name="ce1">
            <text:p>12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8" table:style-name="ce1">
            <text:p>12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9" table:style-name="ce1">
            <text:p>12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0" table:style-name="ce1">
            <text:p>12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5" table:style-name="ce1">
            <text:p>3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1" table:style-name="ce1">
            <text:p>12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2" table:style-name="ce1">
            <text:p>12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7" table:style-name="ce1">
            <text:p>37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3" table:style-name="ce1">
            <text:p>12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4" table:style-name="ce1">
            <text:p>12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8" table:style-name="ce1">
            <text:p>38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5" table:style-name="ce1">
            <text:p>12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9" table:style-name="ce1">
            <text:p>3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6" table:style-name="ce1">
            <text:p>12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9" table:style-name="ce1">
            <text:p>39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7" table:style-name="ce1">
            <text:p>12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8" table:style-name="ce1">
            <text:p>12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9" table:style-name="ce1">
            <text:p>12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80" table:style-name="ce1">
            <text:p>12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1" table:style-name="ce1">
            <text:p>4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81" table:style-name="ce1">
            <text:p>12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2" table:style-name="ce1">
            <text:p>4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4" table:visibility="filter">
          <table:table-cell office:value-type="float" office:value="1282" table:style-name="ce1">
            <text:p>12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2" table:style-name="ce1">
            <text:p>4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4" table:visibility="filter">
          <table:table-cell office:value-type="float" office:value="1283" table:style-name="ce1">
            <text:p>12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84" table:style-name="ce1">
            <text:p>12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3" table:style-name="ce1">
            <text:p>4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85" table:style-name="ce1">
            <text:p>12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86" table:style-name="ce1">
            <text:p>12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7" table:style-name="ce1">
            <text:p>17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87" table:style-name="ce1">
            <text:p>12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88" table:style-name="ce1">
            <text:p>12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9" table:style-name="ce1">
            <text:p>1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89" table:style-name="ce1">
            <text:p>12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0" table:style-name="ce1">
            <text:p>12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1" table:style-name="ce1">
            <text:p>12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1" table:style-name="ce1">
            <text:p>2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2" table:style-name="ce1">
            <text:p>12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1" table:style-name="ce1">
            <text:p>21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3" table:style-name="ce1">
            <text:p>12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4" table:style-name="ce1">
            <text:p>12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2" table:style-name="ce1">
            <text:p>22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5" table:style-name="ce1">
            <text:p>12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6" table:style-name="ce1">
            <text:p>12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7" table:style-name="ce1">
            <text:p>12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5" table:style-name="ce1">
            <text:p>3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8" table:style-name="ce1">
            <text:p>12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5" table:style-name="ce1">
            <text:p>3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9" table:style-name="ce1">
            <text:p>12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0" table:style-name="ce1">
            <text:p>13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7" table:style-name="ce1">
            <text:p>37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1" table:style-name="ce1">
            <text:p>13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2" table:style-name="ce1">
            <text:p>13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8" table:style-name="ce1">
            <text:p>38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3" table:style-name="ce1">
            <text:p>13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4" table:style-name="ce1">
            <text:p>13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9" table:style-name="ce1">
            <text:p>39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5" table:style-name="ce1">
            <text:p>13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6" table:style-name="ce1">
            <text:p>13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7" table:style-name="ce1">
            <text:p>13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1" table:style-name="ce1">
            <text:p>4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8" table:style-name="ce1">
            <text:p>13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1" table:style-name="ce1">
            <text:p>4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9" table:style-name="ce1">
            <text:p>13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10" table:style-name="ce1">
            <text:p>13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11" table:style-name="ce1">
            <text:p>13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12" table:style-name="ce1">
            <text:p>13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13" table:style-name="ce1">
            <text:p>131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14" table:style-name="ce1">
            <text:p>131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15" table:style-name="ce1">
            <text:p>1315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16" table:style-name="ce1">
            <text:p>1316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17" table:style-name="ce1">
            <text:p>1317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18" table:style-name="ce1">
            <text:p>1318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19" table:style-name="ce1">
            <text:p>1319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20" table:style-name="ce1">
            <text:p>1320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21" table:style-name="ce1">
            <text:p>1321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22" table:style-name="ce1">
            <text:p>1322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23" table:style-name="ce1">
            <text:p>132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24" table:style-name="ce1">
            <text:p>132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25" table:style-name="ce1">
            <text:p>1325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26" table:style-name="ce1">
            <text:p>1326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27" table:style-name="ce1">
            <text:p>1327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28" table:style-name="ce1">
            <text:p>1328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29" table:style-name="ce1">
            <text:p>1329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30" table:style-name="ce1">
            <text:p>1330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31" table:style-name="ce1">
            <text:p>1331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32" table:style-name="ce1">
            <text:p>1332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33" table:style-name="ce1">
            <text:p>133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34" table:style-name="ce1">
            <text:p>133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35" table:style-name="ce1">
            <text:p>1335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36" table:style-name="ce1">
            <text:p>1336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37" table:style-name="ce1">
            <text:p>1337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38" table:style-name="ce1">
            <text:p>1338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39" table:style-name="ce1">
            <text:p>1339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40" table:style-name="ce1">
            <text:p>1340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41" table:style-name="ce1">
            <text:p>1341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42" table:style-name="ce1">
            <text:p>1342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43" table:style-name="ce1">
            <text:p>134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44" table:style-name="ce1">
            <text:p>134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345" table:style-name="ce1">
            <text:p>13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2" table:style-name="ce1">
            <text:p>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 table:style-name="ce1"/>
        </table:table-row>
        <table:table-row table:style-name="ro2">
          <table:table-cell office:value-type="float" office:value="1346" table:style-name="ce1">
            <text:p>13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2" table:style-name="ce1">
            <text:p>2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7125" table:formula="of:=[.E1347]*[.G1347]" table:style-name="ce1">
            <text:p>712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47" table:style-name="ce1">
            <text:p>13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 table:style-name="ce1"/>
        </table:table-row>
        <table:table-row table:style-name="ro2">
          <table:table-cell office:value-type="float" office:value="1348" table:style-name="ce1">
            <text:p>13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1" table:style-name="ce1">
            <text:p>11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office:value-type="float" office:value="16910" table:formula="of:=[.E1349]*[.G1349]" table:style-name="ce1">
            <text:p>169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49" table:style-name="ce1">
            <text:p>13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 table:style-name="ce1"/>
        </table:table-row>
        <table:table-row table:style-name="ro2">
          <table:table-cell office:value-type="float" office:value="1350" table:style-name="ce1">
            <text:p>13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2" table:style-name="ce1">
            <text:p>12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8840" table:formula="of:=[.E1351]*[.G1351]" table:style-name="ce1">
            <text:p>884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51" table:style-name="ce1">
            <text:p>13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 table:style-name="ce1"/>
        </table:table-row>
        <table:table-row table:style-name="ro2">
          <table:table-cell office:value-type="float" office:value="1352" table:style-name="ce1">
            <text:p>13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1" table:style-name="ce1">
            <text:p>3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office:value-type="float" office:value="4800" table:formula="of:=[.E1353]*[.G1353]" table:style-name="ce1">
            <text:p>480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53" table:style-name="ce1">
            <text:p>13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 table:style-name="ce1"/>
        </table:table-row>
        <table:table-row table:style-name="ro2">
          <table:table-cell office:value-type="float" office:value="1354" table:style-name="ce1">
            <text:p>13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2" table:style-name="ce1">
            <text:p>3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office:value-type="float" office:value="8400" table:formula="of:=[.E1355]*[.G1355]" table:style-name="ce1">
            <text:p>840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55" table:style-name="ce1">
            <text:p>13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6" table:style-name="ce1">
            <text:p>3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 table:style-name="ce1"/>
        </table:table-row>
        <table:table-row table:style-name="ro2">
          <table:table-cell office:value-type="float" office:value="1356" table:style-name="ce1">
            <text:p>13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6" table:style-name="ce1">
            <text:p>36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3720" table:formula="of:=[.E1357]*[.G1357]" table:style-name="ce1">
            <text:p>372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57" table:style-name="ce1">
            <text:p>13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358" table:style-name="ce1">
            <text:p>13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359" table:style-name="ce1">
            <text:p>13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360" table:style-name="ce1">
            <text:p>13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1" table:style-name="ce1">
            <text:p>13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1" table:style-name="ce1">
            <text:p>5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2" table:style-name="ce1">
            <text:p>13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1" table:style-name="ce1">
            <text:p>5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3" table:style-name="ce1">
            <text:p>13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4" table:style-name="ce1">
            <text:p>13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5" table:style-name="ce1">
            <text:p>13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6" table:style-name="ce1">
            <text:p>13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3" table:style-name="ce1">
            <text:p>53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7" table:style-name="ce1">
            <text:p>13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8" table:style-name="ce1">
            <text:p>13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4" table:style-name="ce1">
            <text:p>5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9" table:style-name="ce1">
            <text:p>13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0" table:style-name="ce1">
            <text:p>13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5" table:style-name="ce1">
            <text:p>55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1" table:style-name="ce1">
            <text:p>13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6" table:style-name="ce1">
            <text:p>5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2" table:style-name="ce1">
            <text:p>13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3" table:style-name="ce1">
            <text:p>13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4" table:style-name="ce1">
            <text:p>13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7" table:style-name="ce1">
            <text:p>57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5" table:style-name="ce1">
            <text:p>13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6" table:style-name="ce1">
            <text:p>13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8" table:style-name="ce1">
            <text:p>58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377" table:style-name="ce1">
            <text:p>13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9" table:style-name="ce1">
            <text:p>5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378" table:style-name="ce1">
            <text:p>13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9" table:style-name="ce1">
            <text:p>59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379" table:style-name="ce1">
            <text:p>13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380" table:style-name="ce1">
            <text:p>13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0" table:style-name="ce1">
            <text:p>6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381" table:style-name="ce1">
            <text:p>13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382" table:style-name="ce1">
            <text:p>13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1" table:style-name="ce1">
            <text:p>6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383" table:style-name="ce1">
            <text:p>13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384" table:style-name="ce1">
            <text:p>13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2" table:style-name="ce1">
            <text:p>6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385" table:style-name="ce1">
            <text:p>13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386" table:style-name="ce1">
            <text:p>13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3" table:style-name="ce1">
            <text:p>6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387" table:style-name="ce1">
            <text:p>13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4" table:style-name="ce1">
            <text:p>6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388" table:style-name="ce1">
            <text:p>13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4" table:style-name="ce1">
            <text:p>6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389" table:style-name="ce1">
            <text:p>13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 table:style-name="ce1"/>
        </table:table-row>
        <table:table-row table:style-name="ro2">
          <table:table-cell office:value-type="float" office:value="1390" table:style-name="ce1">
            <text:p>13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2" table:style-name="ce1">
            <text:p>2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7650" table:formula="of:=[.E1391]*[.G1391]" table:style-name="ce1">
            <text:p>765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91" table:style-name="ce1">
            <text:p>13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 table:style-name="ce1"/>
        </table:table-row>
        <table:table-row table:style-name="ro2">
          <table:table-cell office:value-type="float" office:value="1392" table:style-name="ce1">
            <text:p>13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1" table:style-name="ce1">
            <text:p>11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office:value-type="float" office:value="17670" table:formula="of:=[.E1393]*[.G1393]" table:style-name="ce1">
            <text:p>1767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93" table:style-name="ce1">
            <text:p>13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2" table:style-name="ce1">
            <text:p>1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 table:style-name="ce1"/>
        </table:table-row>
        <table:table-row table:style-name="ro2">
          <table:table-cell office:value-type="float" office:value="1394" table:style-name="ce1">
            <text:p>13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2" table:style-name="ce1">
            <text:p>12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9350" table:formula="of:=[.E1395]*[.G1395]" table:style-name="ce1">
            <text:p>935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95" table:style-name="ce1">
            <text:p>13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 table:style-name="ce1"/>
        </table:table-row>
        <table:table-row table:style-name="ro2">
          <table:table-cell office:value-type="float" office:value="1396" table:style-name="ce1">
            <text:p>13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1" table:style-name="ce1">
            <text:p>3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office:value-type="float" office:value="4320" table:formula="of:=[.E1397]*[.G1397]" table:style-name="ce1">
            <text:p>432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97" table:style-name="ce1">
            <text:p>13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 table:style-name="ce1"/>
        </table:table-row>
        <table:table-row table:style-name="ro2">
          <table:table-cell office:value-type="float" office:value="1398" table:style-name="ce1">
            <text:p>13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2" table:style-name="ce1">
            <text:p>3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office:value-type="float" office:value="11900" table:formula="of:=[.E1399]*[.G1399]" table:style-name="ce1">
            <text:p>1190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99" table:style-name="ce1">
            <text:p>13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 table:style-name="ce1"/>
        </table:table-row>
        <table:table-row table:style-name="ro2">
          <table:table-cell office:value-type="float" office:value="1400" table:style-name="ce1">
            <text:p>14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6" table:style-name="ce1">
            <text:p>36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3840" table:formula="of:=[.E1401]*[.G1401]" table:style-name="ce1">
            <text:p>384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01" table:style-name="ce1">
            <text:p>14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402" table:style-name="ce1">
            <text:p>14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49" table:style-name="ce1">
            <text:p>4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403" table:style-name="ce1">
            <text:p>14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0" table:style-name="ce1">
            <text:p>5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404" table:style-name="ce1">
            <text:p>14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405" table:style-name="ce1">
            <text:p>14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406" table:style-name="ce1">
            <text:p>14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1" table:style-name="ce1">
            <text:p>51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407" table:style-name="ce1">
            <text:p>14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408" table:style-name="ce1">
            <text:p>14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2" table:style-name="ce1">
            <text:p>5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09" table:style-name="ce1">
            <text:p>14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0" table:style-name="ce1">
            <text:p>14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1" table:style-name="ce1">
            <text:p>14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2" table:style-name="ce1">
            <text:p>14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4" table:style-name="ce1">
            <text:p>5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3" table:style-name="ce1">
            <text:p>14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4" table:style-name="ce1">
            <text:p>14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5" table:style-name="ce1">
            <text:p>14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6" table:style-name="ce1">
            <text:p>14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6" table:style-name="ce1">
            <text:p>56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7" table:style-name="ce1">
            <text:p>14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8" table:style-name="ce1">
            <text:p>14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7" table:style-name="ce1">
            <text:p>57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9" table:style-name="ce1">
            <text:p>14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8" table:style-name="ce1">
            <text:p>5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0" table:style-name="ce1">
            <text:p>14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8" table:style-name="ce1">
            <text:p>58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1" table:style-name="ce1">
            <text:p>14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2" table:style-name="ce1">
            <text:p>14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9" table:style-name="ce1">
            <text:p>5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3" table:style-name="ce1">
            <text:p>14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4" table:style-name="ce1">
            <text:p>14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0" table:style-name="ce1">
            <text:p>6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5" table:style-name="ce1">
            <text:p>14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1" table:style-name="ce1">
            <text:p>6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6" table:style-name="ce1">
            <text:p>14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1" table:style-name="ce1">
            <text:p>6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7" table:style-name="ce1">
            <text:p>14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8" table:style-name="ce1">
            <text:p>14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9" table:style-name="ce1">
            <text:p>14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0" table:style-name="ce1">
            <text:p>14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1" table:style-name="ce1">
            <text:p>14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2" table:style-name="ce1">
            <text:p>14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4" table:style-name="ce1">
            <text:p>6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3" table:style-name="ce1">
            <text:p>14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4" table:style-name="ce1">
            <text:p>14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5" table:style-name="ce1">
            <text:p>14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1" table:style-name="ce1">
            <text:p>1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6" table:style-name="ce1">
            <text:p>14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7" table:style-name="ce1">
            <text:p>14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8" table:style-name="ce1">
            <text:p>14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9" table:style-name="ce1">
            <text:p>14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0" table:style-name="ce1">
            <text:p>14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1" table:style-name="ce1">
            <text:p>14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2" table:style-name="ce1">
            <text:p>3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2" table:style-name="ce1">
            <text:p>14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3" table:style-name="ce1">
            <text:p>14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4" table:style-name="ce1">
            <text:p>14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6" table:style-name="ce1">
            <text:p>3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5" table:style-name="ce1">
            <text:p>14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6" table:style-name="ce1">
            <text:p>14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49" table:style-name="ce1">
            <text:p>49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7" table:style-name="ce1">
            <text:p>14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8" table:style-name="ce1">
            <text:p>14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0" table:style-name="ce1">
            <text:p>5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9" table:style-name="ce1">
            <text:p>14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0" table:style-name="ce1">
            <text:p>14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1" table:style-name="ce1">
            <text:p>51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1" table:style-name="ce1">
            <text:p>14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2" table:style-name="ce1">
            <text:p>5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2" table:style-name="ce1">
            <text:p>14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2" table:style-name="ce1">
            <text:p>5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3" table:style-name="ce1">
            <text:p>14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4" table:style-name="ce1">
            <text:p>14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5" table:style-name="ce1">
            <text:p>14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6" table:style-name="ce1">
            <text:p>14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4" table:style-name="ce1">
            <text:p>5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7" table:style-name="ce1">
            <text:p>14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5" table:style-name="ce1">
            <text:p>5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8" table:style-name="ce1">
            <text:p>14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9" table:style-name="ce1">
            <text:p>14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0" table:style-name="ce1">
            <text:p>14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6" table:style-name="ce1">
            <text:p>5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1" table:style-name="ce1">
            <text:p>14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2" table:style-name="ce1">
            <text:p>14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7" table:style-name="ce1">
            <text:p>57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3" table:style-name="ce1">
            <text:p>14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4" table:style-name="ce1">
            <text:p>14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8" table:style-name="ce1">
            <text:p>5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5" table:style-name="ce1">
            <text:p>14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6" table:style-name="ce1">
            <text:p>14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9" table:style-name="ce1">
            <text:p>5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7" table:style-name="ce1">
            <text:p>14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0" table:style-name="ce1">
            <text:p>6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8" table:style-name="ce1">
            <text:p>14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9" table:style-name="ce1">
            <text:p>14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0" table:style-name="ce1">
            <text:p>14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1" table:style-name="ce1">
            <text:p>6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1" table:style-name="ce1">
            <text:p>14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2" table:style-name="ce1">
            <text:p>14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3" table:style-name="ce1">
            <text:p>14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3" table:style-name="ce1">
            <text:p>6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4" table:style-name="ce1">
            <text:p>14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3" table:style-name="ce1">
            <text:p>6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5" table:style-name="ce1">
            <text:p>14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6" table:style-name="ce1">
            <text:p>14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4" table:style-name="ce1">
            <text:p>6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7" table:style-name="ce1">
            <text:p>14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8" table:style-name="ce1">
            <text:p>14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9" table:style-name="ce1">
            <text:p>14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0" table:style-name="ce1">
            <text:p>14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1" table:style-name="ce1">
            <text:p>1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1" table:style-name="ce1">
            <text:p>14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2" table:style-name="ce1">
            <text:p>14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2" table:style-name="ce1">
            <text:p>1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3" table:style-name="ce1">
            <text:p>14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1" table:style-name="ce1">
            <text:p>3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4" table:style-name="ce1">
            <text:p>14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5" table:style-name="ce1">
            <text:p>14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6" table:style-name="ce1">
            <text:p>14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7" table:style-name="ce1">
            <text:p>14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8" table:style-name="ce1">
            <text:p>14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9" table:style-name="ce1">
            <text:p>14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49" table:style-name="ce1">
            <text:p>4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0" table:style-name="ce1">
            <text:p>14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1" table:style-name="ce1">
            <text:p>14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2" table:style-name="ce1">
            <text:p>14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3" table:style-name="ce1">
            <text:p>14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4" table:style-name="ce1">
            <text:p>14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1" table:style-name="ce1">
            <text:p>5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5" table:style-name="ce1">
            <text:p>14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6" table:style-name="ce1">
            <text:p>14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2" table:style-name="ce1">
            <text:p>5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7" table:style-name="ce1">
            <text:p>14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8" table:style-name="ce1">
            <text:p>14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9" table:style-name="ce1">
            <text:p>14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4" table:style-name="ce1">
            <text:p>5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0" table:style-name="ce1">
            <text:p>15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4" table:style-name="ce1">
            <text:p>5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1" table:style-name="ce1">
            <text:p>15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2" table:style-name="ce1">
            <text:p>15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5" table:style-name="ce1">
            <text:p>5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3" table:style-name="ce1">
            <text:p>15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4" table:style-name="ce1">
            <text:p>15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5" table:style-name="ce1">
            <text:p>15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7" table:style-name="ce1">
            <text:p>5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6" table:style-name="ce1">
            <text:p>15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7" table:style-name="ce1">
            <text:p>5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7" table:style-name="ce1">
            <text:p>15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8" table:style-name="ce1">
            <text:p>15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9" table:style-name="ce1">
            <text:p>15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0" table:style-name="ce1">
            <text:p>15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9" table:style-name="ce1">
            <text:p>5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1" table:style-name="ce1">
            <text:p>15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2" table:style-name="ce1">
            <text:p>15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0" table:style-name="ce1">
            <text:p>6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3" table:style-name="ce1">
            <text:p>15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4" table:style-name="ce1">
            <text:p>15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1" table:style-name="ce1">
            <text:p>6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5" table:style-name="ce1">
            <text:p>15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2" table:style-name="ce1">
            <text:p>6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6" table:style-name="ce1">
            <text:p>15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2" table:style-name="ce1">
            <text:p>6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7" table:style-name="ce1">
            <text:p>15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8" table:style-name="ce1">
            <text:p>15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3" table:style-name="ce1">
            <text:p>6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9" table:style-name="ce1">
            <text:p>15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0" table:style-name="ce1">
            <text:p>15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1" table:style-name="ce1">
            <text:p>15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2" table:style-name="ce1">
            <text:p>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2" table:style-name="ce1">
            <text:p>15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2" table:style-name="ce1">
            <text:p>2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3" table:style-name="ce1">
            <text:p>15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4" table:style-name="ce1">
            <text:p>15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1" table:style-name="ce1">
            <text:p>1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5" table:style-name="ce1">
            <text:p>15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6" table:style-name="ce1">
            <text:p>15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2" table:style-name="ce1">
            <text:p>12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7" table:style-name="ce1">
            <text:p>15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8" table:style-name="ce1">
            <text:p>15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9" table:style-name="ce1">
            <text:p>15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0" table:style-name="ce1">
            <text:p>15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1" table:style-name="ce1">
            <text:p>15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6" table:style-name="ce1">
            <text:p>3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2" table:style-name="ce1">
            <text:p>15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6" table:style-name="ce1">
            <text:p>3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3" table:style-name="ce1">
            <text:p>15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4" table:style-name="ce1">
            <text:p>15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49" table:style-name="ce1">
            <text:p>4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5" table:style-name="ce1">
            <text:p>15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6" table:style-name="ce1">
            <text:p>15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0" table:style-name="ce1">
            <text:p>5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7" table:style-name="ce1">
            <text:p>15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1" table:style-name="ce1">
            <text:p>5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8" table:style-name="ce1">
            <text:p>15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1" table:style-name="ce1">
            <text:p>5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9" table:style-name="ce1">
            <text:p>15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0" table:style-name="ce1">
            <text:p>15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2" table:style-name="ce1">
            <text:p>5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1" table:style-name="ce1">
            <text:p>15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2" table:style-name="ce1">
            <text:p>15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3" table:style-name="ce1">
            <text:p>53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3" table:style-name="ce1">
            <text:p>15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4" table:style-name="ce1">
            <text:p>15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5" table:style-name="ce1">
            <text:p>15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6" table:style-name="ce1">
            <text:p>15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5" table:style-name="ce1">
            <text:p>5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7" table:style-name="ce1">
            <text:p>15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6" table:style-name="ce1">
            <text:p>5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8" table:style-name="ce1">
            <text:p>15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6" table:style-name="ce1">
            <text:p>5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9" table:style-name="ce1">
            <text:p>15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0" table:style-name="ce1">
            <text:p>15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7" table:style-name="ce1">
            <text:p>5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1" table:style-name="ce1">
            <text:p>15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2" table:style-name="ce1">
            <text:p>15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8" table:style-name="ce1">
            <text:p>58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3" table:style-name="ce1">
            <text:p>15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9" table:style-name="ce1">
            <text:p>5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4" table:style-name="ce1">
            <text:p>15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9" table:style-name="ce1">
            <text:p>59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5" table:style-name="ce1">
            <text:p>15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6" table:style-name="ce1">
            <text:p>15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0" table:style-name="ce1">
            <text:p>6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7" table:style-name="ce1">
            <text:p>15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8" table:style-name="ce1">
            <text:p>15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1" table:style-name="ce1">
            <text:p>6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9" table:style-name="ce1">
            <text:p>15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0" table:style-name="ce1">
            <text:p>15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2" table:style-name="ce1">
            <text:p>6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1" table:style-name="ce1">
            <text:p>15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2" table:style-name="ce1">
            <text:p>15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3" table:style-name="ce1">
            <text:p>6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3" table:style-name="ce1">
            <text:p>15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4" table:style-name="ce1">
            <text:p>6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4" table:style-name="ce1">
            <text:p>15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4" table:style-name="ce1">
            <text:p>6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5" table:style-name="ce1">
            <text:p>15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6" table:style-name="ce1">
            <text:p>15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7" table:style-name="ce1">
            <text:p>15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8" table:style-name="ce1">
            <text:p>15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9" table:style-name="ce1">
            <text:p>15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2" table:style-name="ce1">
            <text:p>1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0" table:style-name="ce1">
            <text:p>15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1" table:style-name="ce1">
            <text:p>15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2" table:style-name="ce1">
            <text:p>15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3" table:style-name="ce1">
            <text:p>15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4" table:style-name="ce1">
            <text:p>15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5" table:style-name="ce1">
            <text:p>15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6" table:style-name="ce1">
            <text:p>15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6" table:style-name="ce1">
            <text:p>36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7" table:style-name="ce1">
            <text:p>15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8" table:style-name="ce1">
            <text:p>15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49" table:style-name="ce1">
            <text:p>49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9" table:style-name="ce1">
            <text:p>15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0" table:style-name="ce1">
            <text:p>5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0" table:style-name="ce1">
            <text:p>15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1" table:style-name="ce1">
            <text:p>15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2" table:style-name="ce1">
            <text:p>15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1" table:style-name="ce1">
            <text:p>5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3" table:style-name="ce1">
            <text:p>15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4" table:style-name="ce1">
            <text:p>15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5" table:style-name="ce1">
            <text:p>15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6" table:style-name="ce1">
            <text:p>15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3" table:style-name="ce1">
            <text:p>5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7" table:style-name="ce1">
            <text:p>15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8" table:style-name="ce1">
            <text:p>15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4" table:style-name="ce1">
            <text:p>5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9" table:style-name="ce1">
            <text:p>15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0" table:style-name="ce1">
            <text:p>15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1" table:style-name="ce1">
            <text:p>15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2" table:style-name="ce1">
            <text:p>15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3" table:style-name="ce1">
            <text:p>15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4" table:style-name="ce1">
            <text:p>15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7" table:style-name="ce1">
            <text:p>5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5" table:style-name="ce1">
            <text:p>15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8" table:style-name="ce1">
            <text:p>5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6" table:style-name="ce1">
            <text:p>15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8" table:style-name="ce1">
            <text:p>5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7" table:style-name="ce1">
            <text:p>15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8" table:style-name="ce1">
            <text:p>15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9" table:style-name="ce1">
            <text:p>5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9" table:style-name="ce1">
            <text:p>15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00" table:style-name="ce1">
            <text:p>16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0" table:style-name="ce1">
            <text:p>6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601" table:style-name="ce1">
            <text:p>16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1" table:style-name="ce1">
            <text:p>6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602" table:style-name="ce1">
            <text:p>16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1" table:style-name="ce1">
            <text:p>6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603" table:style-name="ce1">
            <text:p>16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604" table:style-name="ce1">
            <text:p>16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2" table:style-name="ce1">
            <text:p>6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605" table:style-name="ce1">
            <text:p>16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606" table:style-name="ce1">
            <text:p>16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3" table:style-name="ce1">
            <text:p>6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607" table:style-name="ce1">
            <text:p>16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608" table:style-name="ce1">
            <text:p>16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4" table:style-name="ce1">
            <text:p>6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609" table:style-name="ce1">
            <text:p>16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 table:style-name="ce1"/>
        </table:table-row>
        <table:table-row table:style-name="ro2">
          <table:table-cell office:value-type="float" office:value="1610" table:style-name="ce1">
            <text:p>16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2" table:style-name="ce1">
            <text:p>2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7125" table:formula="of:=[.E1611]*[.G1611]" table:style-name="ce1">
            <text:p>712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11" table:style-name="ce1">
            <text:p>16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1" table:style-name="ce1">
            <text:p>1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 table:style-name="ce1"/>
        </table:table-row>
        <table:table-row table:style-name="ro2">
          <table:table-cell office:value-type="float" office:value="1612" table:style-name="ce1">
            <text:p>16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1" table:style-name="ce1">
            <text:p>11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office:value-type="float" office:value="16530" table:formula="of:=[.E1613]*[.G1613]" table:style-name="ce1">
            <text:p>1653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13" table:style-name="ce1">
            <text:p>16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 table:style-name="ce1"/>
        </table:table-row>
        <table:table-row table:style-name="ro2">
          <table:table-cell office:value-type="float" office:value="1614" table:style-name="ce1">
            <text:p>16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2" table:style-name="ce1">
            <text:p>12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9775" table:formula="of:=[.E1615]*[.G1615]" table:style-name="ce1">
            <text:p>977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15" table:style-name="ce1">
            <text:p>16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 table:style-name="ce1"/>
        </table:table-row>
        <table:table-row table:style-name="ro2">
          <table:table-cell office:value-type="float" office:value="1616" table:style-name="ce1">
            <text:p>16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1" table:style-name="ce1">
            <text:p>3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office:value-type="float" office:value="2880" table:formula="of:=[.E1617]*[.G1617]" table:style-name="ce1">
            <text:p>288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17" table:style-name="ce1">
            <text:p>16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2" table:style-name="ce1">
            <text:p>3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 table:style-name="ce1"/>
        </table:table-row>
        <table:table-row table:style-name="ro2">
          <table:table-cell office:value-type="float" office:value="1618" table:style-name="ce1">
            <text:p>16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office:value-type="float" office:value="6650" table:formula="of:=[.E1619]*[.G1619]" table:style-name="ce1">
            <text:p>665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19" table:style-name="ce1">
            <text:p>16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 table:style-name="ce1"/>
        </table:table-row>
        <table:table-row table:style-name="ro2">
          <table:table-cell office:value-type="float" office:value="1620" table:style-name="ce1">
            <text:p>16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6" table:style-name="ce1">
            <text:p>36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3240" table:formula="of:=[.E1621]*[.G1621]" table:style-name="ce1">
            <text:p>324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21" table:style-name="ce1">
            <text:p>16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622" table:style-name="ce1">
            <text:p>16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623" table:style-name="ce1">
            <text:p>16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624" table:style-name="ce1">
            <text:p>16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625" table:style-name="ce1">
            <text:p>16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626" table:style-name="ce1">
            <text:p>16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1" table:style-name="ce1">
            <text:p>5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627" table:style-name="ce1">
            <text:p>16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2" table:style-name="ce1">
            <text:p>5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628" table:style-name="ce1">
            <text:p>16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629" table:style-name="ce1">
            <text:p>16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630" table:style-name="ce1">
            <text:p>16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3" table:style-name="ce1">
            <text:p>53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631" table:style-name="ce1">
            <text:p>16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632" table:style-name="ce1">
            <text:p>16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4" table:style-name="ce1">
            <text:p>5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3" table:style-name="ce1">
            <text:p>16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5" table:style-name="ce1">
            <text:p>5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4" table:style-name="ce1">
            <text:p>16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5" table:style-name="ce1">
            <text:p>55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5" table:style-name="ce1">
            <text:p>16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6" table:style-name="ce1">
            <text:p>16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7" table:style-name="ce1">
            <text:p>16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8" table:style-name="ce1">
            <text:p>16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7" table:style-name="ce1">
            <text:p>57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9" table:style-name="ce1">
            <text:p>16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0" table:style-name="ce1">
            <text:p>16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8" table:style-name="ce1">
            <text:p>58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1" table:style-name="ce1">
            <text:p>16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2" table:style-name="ce1">
            <text:p>16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9" table:style-name="ce1">
            <text:p>59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3" table:style-name="ce1">
            <text:p>16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0" table:style-name="ce1">
            <text:p>6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4" table:style-name="ce1">
            <text:p>16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0" table:style-name="ce1">
            <text:p>6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5" table:style-name="ce1">
            <text:p>16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6" table:style-name="ce1">
            <text:p>16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1" table:style-name="ce1">
            <text:p>6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7" table:style-name="ce1">
            <text:p>16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8" table:style-name="ce1">
            <text:p>16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2" table:style-name="ce1">
            <text:p>6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9" table:style-name="ce1">
            <text:p>16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3" table:style-name="ce1">
            <text:p>6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0" table:style-name="ce1">
            <text:p>16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3" table:style-name="ce1">
            <text:p>6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1" table:style-name="ce1">
            <text:p>16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2" table:style-name="ce1">
            <text:p>16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4" table:style-name="ce1">
            <text:p>6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3" table:style-name="ce1">
            <text:p>16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4" table:style-name="ce1">
            <text:p>16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2" table:style-name="ce1">
            <text:p>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5" table:style-name="ce1">
            <text:p>16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6" table:style-name="ce1">
            <text:p>16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1" table:style-name="ce1">
            <text:p>1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7" table:style-name="ce1">
            <text:p>16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8" table:style-name="ce1">
            <text:p>16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2" table:style-name="ce1">
            <text:p>1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9" table:style-name="ce1">
            <text:p>16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1" table:style-name="ce1">
            <text:p>3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0" table:style-name="ce1">
            <text:p>16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1" table:style-name="ce1">
            <text:p>16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2" table:style-name="ce1">
            <text:p>16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2" table:style-name="ce1">
            <text:p>3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3" table:style-name="ce1">
            <text:p>16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4" table:style-name="ce1">
            <text:p>16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6" table:style-name="ce1">
            <text:p>3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5" table:style-name="ce1">
            <text:p>16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49" table:style-name="ce1">
            <text:p>4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6" table:style-name="ce1">
            <text:p>16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7" table:style-name="ce1">
            <text:p>16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8" table:style-name="ce1">
            <text:p>16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9" table:style-name="ce1">
            <text:p>16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0" table:style-name="ce1">
            <text:p>16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1" table:style-name="ce1">
            <text:p>5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1" table:style-name="ce1">
            <text:p>16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2" table:style-name="ce1">
            <text:p>16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2" table:style-name="ce1">
            <text:p>5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3" table:style-name="ce1">
            <text:p>16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4" table:style-name="ce1">
            <text:p>16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3" table:style-name="ce1">
            <text:p>5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5" table:style-name="ce1">
            <text:p>16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4" table:style-name="ce1">
            <text:p>5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6" table:style-name="ce1">
            <text:p>16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4" table:style-name="ce1">
            <text:p>5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7" table:style-name="ce1">
            <text:p>16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8" table:style-name="ce1">
            <text:p>16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9" table:style-name="ce1">
            <text:p>16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0" table:style-name="ce1">
            <text:p>16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6" table:style-name="ce1">
            <text:p>5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1" table:style-name="ce1">
            <text:p>16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7" table:style-name="ce1">
            <text:p>5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2" table:style-name="ce1">
            <text:p>16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7" table:style-name="ce1">
            <text:p>5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3" table:style-name="ce1">
            <text:p>16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4" table:style-name="ce1">
            <text:p>16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8" table:style-name="ce1">
            <text:p>58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5" table:style-name="ce1">
            <text:p>16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6" table:style-name="ce1">
            <text:p>16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9" table:style-name="ce1">
            <text:p>5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7" table:style-name="ce1">
            <text:p>16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8" table:style-name="ce1">
            <text:p>16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0" table:style-name="ce1">
            <text:p>6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9" table:style-name="ce1">
            <text:p>16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0" table:style-name="ce1">
            <text:p>16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1" table:style-name="ce1">
            <text:p>6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1" table:style-name="ce1">
            <text:p>16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2" table:style-name="ce1">
            <text:p>6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2" table:style-name="ce1">
            <text:p>16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2" table:style-name="ce1">
            <text:p>6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3" table:style-name="ce1">
            <text:p>16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4" table:style-name="ce1">
            <text:p>16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5" table:style-name="ce1">
            <text:p>16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6" table:style-name="ce1">
            <text:p>16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4" table:style-name="ce1">
            <text:p>6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7" table:style-name="ce1">
            <text:p>16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2" table:style-name="ce1">
            <text:p>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8" table:style-name="ce1">
            <text:p>16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9" table:style-name="ce1">
            <text:p>16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0" table:style-name="ce1">
            <text:p>17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1" table:style-name="ce1">
            <text:p>11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1" table:style-name="ce1">
            <text:p>17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2" table:style-name="ce1">
            <text:p>17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2" table:style-name="ce1">
            <text:p>12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3" table:style-name="ce1">
            <text:p>17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4" table:style-name="ce1">
            <text:p>17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1" table:style-name="ce1">
            <text:p>3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5" table:style-name="ce1">
            <text:p>17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6" table:style-name="ce1">
            <text:p>17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7" table:style-name="ce1">
            <text:p>17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6" table:style-name="ce1">
            <text:p>3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8" table:style-name="ce1">
            <text:p>17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6" table:style-name="ce1">
            <text:p>3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9" table:style-name="ce1">
            <text:p>17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0" table:style-name="ce1">
            <text:p>17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1" table:style-name="ce1">
            <text:p>17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2" table:style-name="ce1">
            <text:p>17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3" table:style-name="ce1">
            <text:p>17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1" table:style-name="ce1">
            <text:p>5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4" table:style-name="ce1">
            <text:p>17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1" table:style-name="ce1">
            <text:p>5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5" table:style-name="ce1">
            <text:p>17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6" table:style-name="ce1">
            <text:p>17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2" table:style-name="ce1">
            <text:p>5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7" table:style-name="ce1">
            <text:p>17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8" table:style-name="ce1">
            <text:p>17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9" table:style-name="ce1">
            <text:p>17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0" table:style-name="ce1">
            <text:p>17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4" table:style-name="ce1">
            <text:p>5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1" table:style-name="ce1">
            <text:p>17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2" table:style-name="ce1">
            <text:p>17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5" table:style-name="ce1">
            <text:p>5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3" table:style-name="ce1">
            <text:p>17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6" table:style-name="ce1">
            <text:p>5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4" table:style-name="ce1">
            <text:p>17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5" table:style-name="ce1">
            <text:p>17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6" table:style-name="ce1">
            <text:p>17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7" table:style-name="ce1">
            <text:p>5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7" table:style-name="ce1">
            <text:p>17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8" table:style-name="ce1">
            <text:p>17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9" table:style-name="ce1">
            <text:p>17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9" table:style-name="ce1">
            <text:p>5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0" table:style-name="ce1">
            <text:p>17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9" table:style-name="ce1">
            <text:p>5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1" table:style-name="ce1">
            <text:p>17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2" table:style-name="ce1">
            <text:p>17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0" table:style-name="ce1">
            <text:p>6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3" table:style-name="ce1">
            <text:p>17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4" table:style-name="ce1">
            <text:p>17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1" table:style-name="ce1">
            <text:p>6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5" table:style-name="ce1">
            <text:p>17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6" table:style-name="ce1">
            <text:p>17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2" table:style-name="ce1">
            <text:p>6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7" table:style-name="ce1">
            <text:p>17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8" table:style-name="ce1">
            <text:p>17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3" table:style-name="ce1">
            <text:p>6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9" table:style-name="ce1">
            <text:p>17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4" table:style-name="ce1">
            <text:p>6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0" table:style-name="ce1">
            <text:p>17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1" table:style-name="ce1">
            <text:p>17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2" table:style-name="ce1">
            <text:p>17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3" table:style-name="ce1">
            <text:p>17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4" table:style-name="ce1">
            <text:p>17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5" table:style-name="ce1">
            <text:p>17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2" table:style-name="ce1">
            <text:p>1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6" table:style-name="ce1">
            <text:p>17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7" table:style-name="ce1">
            <text:p>17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8" table:style-name="ce1">
            <text:p>17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9" table:style-name="ce1">
            <text:p>17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0" table:style-name="ce1">
            <text:p>17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1" table:style-name="ce1">
            <text:p>17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2" table:style-name="ce1">
            <text:p>17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3" table:style-name="ce1">
            <text:p>17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4" table:style-name="ce1">
            <text:p>17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49" table:style-name="ce1">
            <text:p>49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5" table:style-name="ce1">
            <text:p>17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0" table:style-name="ce1">
            <text:p>5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6" table:style-name="ce1">
            <text:p>17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0" table:style-name="ce1">
            <text:p>5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7" table:style-name="ce1">
            <text:p>17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8" table:style-name="ce1">
            <text:p>17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1" table:style-name="ce1">
            <text:p>5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9" table:style-name="ce1">
            <text:p>17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0" table:style-name="ce1">
            <text:p>17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2" table:style-name="ce1">
            <text:p>5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1" table:style-name="ce1">
            <text:p>17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2" table:style-name="ce1">
            <text:p>17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3" table:style-name="ce1">
            <text:p>17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4" table:style-name="ce1">
            <text:p>17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4" table:style-name="ce1">
            <text:p>5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5" table:style-name="ce1">
            <text:p>17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6" table:style-name="ce1">
            <text:p>17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7" table:style-name="ce1">
            <text:p>17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8" table:style-name="ce1">
            <text:p>17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6" table:style-name="ce1">
            <text:p>5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9" table:style-name="ce1">
            <text:p>17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0" table:style-name="ce1">
            <text:p>17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7" table:style-name="ce1">
            <text:p>57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1" table:style-name="ce1">
            <text:p>17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8" table:style-name="ce1">
            <text:p>5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2" table:style-name="ce1">
            <text:p>17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8" table:style-name="ce1">
            <text:p>5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3" table:style-name="ce1">
            <text:p>17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4" table:style-name="ce1">
            <text:p>17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9" table:style-name="ce1">
            <text:p>5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5" table:style-name="ce1">
            <text:p>17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6" table:style-name="ce1">
            <text:p>17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0" table:style-name="ce1">
            <text:p>6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7" table:style-name="ce1">
            <text:p>17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1" table:style-name="ce1">
            <text:p>6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8" table:style-name="ce1">
            <text:p>17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1" table:style-name="ce1">
            <text:p>6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9" table:style-name="ce1">
            <text:p>17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0" table:style-name="ce1">
            <text:p>17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1" table:style-name="ce1">
            <text:p>17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2" table:style-name="ce1">
            <text:p>17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3" table:style-name="ce1">
            <text:p>6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3" table:style-name="ce1">
            <text:p>17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4" table:style-name="ce1">
            <text:p>17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4" table:style-name="ce1">
            <text:p>6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5" table:style-name="ce1">
            <text:p>17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6" table:style-name="ce1">
            <text:p>17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2" table:style-name="ce1">
            <text:p>2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7" table:style-name="ce1">
            <text:p>17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1" table:style-name="ce1">
            <text:p>1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8" table:style-name="ce1">
            <text:p>17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1" table:style-name="ce1">
            <text:p>1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9" table:style-name="ce1">
            <text:p>17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0" table:style-name="ce1">
            <text:p>17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2" table:style-name="ce1">
            <text:p>1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1" table:style-name="ce1">
            <text:p>17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2" table:style-name="ce1">
            <text:p>17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1" table:style-name="ce1">
            <text:p>3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3" table:style-name="ce1">
            <text:p>17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2" table:style-name="ce1">
            <text:p>3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4" table:style-name="ce1">
            <text:p>17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2" table:style-name="ce1">
            <text:p>3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5" table:style-name="ce1">
            <text:p>17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6" table:style-name="ce1">
            <text:p>17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6" table:style-name="ce1">
            <text:p>3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7" table:style-name="ce1">
            <text:p>17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8" table:style-name="ce1">
            <text:p>17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49" table:style-name="ce1">
            <text:p>4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9" table:style-name="ce1">
            <text:p>17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0" table:style-name="ce1">
            <text:p>18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0" table:style-name="ce1">
            <text:p>5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1" table:style-name="ce1">
            <text:p>18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2" table:style-name="ce1">
            <text:p>18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1" table:style-name="ce1">
            <text:p>5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3" table:style-name="ce1">
            <text:p>18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2" table:style-name="ce1">
            <text:p>5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4" table:style-name="ce1">
            <text:p>18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2" table:style-name="ce1">
            <text:p>5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5" table:style-name="ce1">
            <text:p>18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6" table:style-name="ce1">
            <text:p>18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3" table:style-name="ce1">
            <text:p>53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7" table:style-name="ce1">
            <text:p>18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8" table:style-name="ce1">
            <text:p>18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9" table:style-name="ce1">
            <text:p>18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5" table:style-name="ce1">
            <text:p>5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0" table:style-name="ce1">
            <text:p>18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5" table:style-name="ce1">
            <text:p>5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1" table:style-name="ce1">
            <text:p>18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2" table:style-name="ce1">
            <text:p>18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6" table:style-name="ce1">
            <text:p>5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3" table:style-name="ce1">
            <text:p>18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4" table:style-name="ce1">
            <text:p>18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7" table:style-name="ce1">
            <text:p>5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5" table:style-name="ce1">
            <text:p>18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6" table:style-name="ce1">
            <text:p>18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8" table:style-name="ce1">
            <text:p>58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7" table:style-name="ce1">
            <text:p>18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8" table:style-name="ce1">
            <text:p>18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9" table:style-name="ce1">
            <text:p>59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9" table:style-name="ce1">
            <text:p>18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0" table:style-name="ce1">
            <text:p>6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20" table:style-name="ce1">
            <text:p>18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0" table:style-name="ce1">
            <text:p>6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21" table:style-name="ce1">
            <text:p>18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22" table:style-name="ce1">
            <text:p>18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1" table:style-name="ce1">
            <text:p>6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23" table:style-name="ce1">
            <text:p>18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24" table:style-name="ce1">
            <text:p>18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2" table:style-name="ce1">
            <text:p>6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825" table:style-name="ce1">
            <text:p>18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3" table:style-name="ce1">
            <text:p>6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826" table:style-name="ce1">
            <text:p>18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3" table:style-name="ce1">
            <text:p>6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827" table:style-name="ce1">
            <text:p>18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828" table:style-name="ce1">
            <text:p>18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4" table:style-name="ce1">
            <text:p>6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829" table:style-name="ce1">
            <text:p>18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 table:style-name="ce1"/>
        </table:table-row>
        <table:table-row table:style-name="ro2">
          <table:table-cell office:value-type="float" office:value="1830" table:style-name="ce1">
            <text:p>18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2" table:style-name="ce1">
            <text:p>2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7275" table:formula="of:=[.E1831]*[.G1831]" table:style-name="ce1">
            <text:p>727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31" table:style-name="ce1">
            <text:p>18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 table:style-name="ce1"/>
        </table:table-row>
        <table:table-row table:style-name="ro2">
          <table:table-cell office:value-type="float" office:value="1832" table:style-name="ce1">
            <text:p>18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1" table:style-name="ce1">
            <text:p>11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office:value-type="float" office:value="19760" table:formula="of:=[.E1833]*[.G1833]" table:style-name="ce1">
            <text:p>1976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33" table:style-name="ce1">
            <text:p>18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 table:style-name="ce1"/>
        </table:table-row>
        <table:table-row table:style-name="ro2">
          <table:table-cell office:value-type="float" office:value="1834" table:style-name="ce1">
            <text:p>18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2" table:style-name="ce1">
            <text:p>12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10285" table:formula="of:=[.E1835]*[.G1835]" table:style-name="ce1">
            <text:p>1028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35" table:style-name="ce1">
            <text:p>18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1" table:style-name="ce1">
            <text:p>3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 table:style-name="ce1"/>
        </table:table-row>
        <table:table-row table:style-name="ro2">
          <table:table-cell office:value-type="float" office:value="1836" table:style-name="ce1">
            <text:p>18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office:value-type="float" office:value="4560" table:formula="of:=[.E1837]*[.G1837]" table:style-name="ce1">
            <text:p>456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37" table:style-name="ce1">
            <text:p>18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 table:style-name="ce1"/>
        </table:table-row>
        <table:table-row table:style-name="ro2">
          <table:table-cell office:value-type="float" office:value="1838" table:style-name="ce1">
            <text:p>18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2" table:style-name="ce1">
            <text:p>3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office:value-type="float" office:value="7350" table:formula="of:=[.E1839]*[.G1839]" table:style-name="ce1">
            <text:p>735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39" table:style-name="ce1">
            <text:p>18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 table:style-name="ce1"/>
        </table:table-row>
        <table:table-row table:style-name="ro2">
          <table:table-cell office:value-type="float" office:value="1840" table:style-name="ce1">
            <text:p>18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6" table:style-name="ce1">
            <text:p>36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3360" table:formula="of:=[.E1841]*[.G1841]" table:style-name="ce1">
            <text:p>336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41" table:style-name="ce1">
            <text:p>18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49" table:style-name="ce1">
            <text:p>4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842" table:style-name="ce1">
            <text:p>18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49" table:style-name="ce1">
            <text:p>4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843" table:style-name="ce1">
            <text:p>18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844" table:style-name="ce1">
            <text:p>18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845" table:style-name="ce1">
            <text:p>18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846" table:style-name="ce1">
            <text:p>18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1" table:style-name="ce1">
            <text:p>51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847" table:style-name="ce1">
            <text:p>18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848" table:style-name="ce1">
            <text:p>18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2" table:style-name="ce1">
            <text:p>5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849" table:style-name="ce1">
            <text:p>18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850" table:style-name="ce1">
            <text:p>18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851" table:style-name="ce1">
            <text:p>18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4" table:style-name="ce1">
            <text:p>5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852" table:style-name="ce1">
            <text:p>18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4" table:style-name="ce1">
            <text:p>5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853" table:style-name="ce1">
            <text:p>18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854" table:style-name="ce1">
            <text:p>18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855" table:style-name="ce1">
            <text:p>18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856" table:style-name="ce1">
            <text:p>18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6" table:style-name="ce1">
            <text:p>56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57" table:style-name="ce1">
            <text:p>18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7" table:style-name="ce1">
            <text:p>5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58" table:style-name="ce1">
            <text:p>18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7" table:style-name="ce1">
            <text:p>57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59" table:style-name="ce1">
            <text:p>18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0" table:style-name="ce1">
            <text:p>18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8" table:style-name="ce1">
            <text:p>58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1" table:style-name="ce1">
            <text:p>18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2" table:style-name="ce1">
            <text:p>18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9" table:style-name="ce1">
            <text:p>5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3" table:style-name="ce1">
            <text:p>18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4" table:style-name="ce1">
            <text:p>18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0" table:style-name="ce1">
            <text:p>6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5" table:style-name="ce1">
            <text:p>18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6" table:style-name="ce1">
            <text:p>18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1" table:style-name="ce1">
            <text:p>6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7" table:style-name="ce1">
            <text:p>18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2" table:style-name="ce1">
            <text:p>6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8" table:style-name="ce1">
            <text:p>18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9" table:style-name="ce1">
            <text:p>18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70" table:style-name="ce1">
            <text:p>18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71" table:style-name="ce1">
            <text:p>18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72" table:style-name="ce1">
            <text:p>18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4" table:style-name="ce1">
            <text:p>6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873" table:style-name="ce1">
            <text:p>18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2" table:style-name="ce1">
            <text:p>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 table:style-name="ce1"/>
        </table:table-row>
        <table:table-row table:style-name="ro2">
          <table:table-cell office:value-type="float" office:value="1874" table:style-name="ce1">
            <text:p>18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2" table:style-name="ce1">
            <text:p>2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7275" table:formula="of:=[.E1875]*[.G1875]" table:style-name="ce1">
            <text:p>727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75" table:style-name="ce1">
            <text:p>18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 table:style-name="ce1"/>
        </table:table-row>
        <table:table-row table:style-name="ro2">
          <table:table-cell office:value-type="float" office:value="1876" table:style-name="ce1">
            <text:p>18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1" table:style-name="ce1">
            <text:p>11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office:value-type="float" office:value="19760" table:formula="of:=[.E1877]*[.G1877]" table:style-name="ce1">
            <text:p>1976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77" table:style-name="ce1">
            <text:p>18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 table:style-name="ce1"/>
        </table:table-row>
        <table:table-row table:style-name="ro2">
          <table:table-cell office:value-type="float" office:value="1878" table:style-name="ce1">
            <text:p>18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2" table:style-name="ce1">
            <text:p>12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9520" table:formula="of:=[.E1879]*[.G1879]" table:style-name="ce1">
            <text:p>952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79" table:style-name="ce1">
            <text:p>18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 table:style-name="ce1"/>
        </table:table-row>
        <table:table-row table:style-name="ro2">
          <table:table-cell office:value-type="float" office:value="1880" table:style-name="ce1">
            <text:p>18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1" table:style-name="ce1">
            <text:p>3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office:value-type="float" office:value="3360" table:formula="of:=[.E1881]*[.G1881]" table:style-name="ce1">
            <text:p>336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81" table:style-name="ce1">
            <text:p>18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 table:style-name="ce1"/>
        </table:table-row>
        <table:table-row table:style-name="ro2">
          <table:table-cell office:value-type="float" office:value="1882" table:style-name="ce1">
            <text:p>18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office:value-type="float" office:value="6650" table:formula="of:=[.E1883]*[.G1883]" table:style-name="ce1">
            <text:p>665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83" table:style-name="ce1">
            <text:p>18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6" table:style-name="ce1">
            <text:p>3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 table:style-name="ce1"/>
        </table:table-row>
        <table:table-row table:style-name="ro2">
          <table:table-cell office:value-type="float" office:value="1884" table:style-name="ce1">
            <text:p>18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1680" table:formula="of:=[.E1885]*[.G1885]" table:style-name="ce1">
            <text:p>168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85" table:style-name="ce1">
            <text:p>18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886" table:style-name="ce1">
            <text:p>18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887" table:style-name="ce1">
            <text:p>18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888" table:style-name="ce1">
            <text:p>18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89" table:style-name="ce1">
            <text:p>18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1" table:style-name="ce1">
            <text:p>5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0" table:style-name="ce1">
            <text:p>18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1" table:style-name="ce1">
            <text:p>51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1" table:style-name="ce1">
            <text:p>18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2" table:style-name="ce1">
            <text:p>18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2" table:style-name="ce1">
            <text:p>5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3" table:style-name="ce1">
            <text:p>18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4" table:style-name="ce1">
            <text:p>18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3" table:style-name="ce1">
            <text:p>5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5" table:style-name="ce1">
            <text:p>18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6" table:style-name="ce1">
            <text:p>18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4" table:style-name="ce1">
            <text:p>5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7" table:style-name="ce1">
            <text:p>18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8" table:style-name="ce1">
            <text:p>18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9" table:style-name="ce1">
            <text:p>18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6" table:style-name="ce1">
            <text:p>5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0" table:style-name="ce1">
            <text:p>19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6" table:style-name="ce1">
            <text:p>5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1" table:style-name="ce1">
            <text:p>19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2" table:style-name="ce1">
            <text:p>19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7" table:style-name="ce1">
            <text:p>5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3" table:style-name="ce1">
            <text:p>19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4" table:style-name="ce1">
            <text:p>19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8" table:style-name="ce1">
            <text:p>58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5" table:style-name="ce1">
            <text:p>19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9" table:style-name="ce1">
            <text:p>5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6" table:style-name="ce1">
            <text:p>19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9" table:style-name="ce1">
            <text:p>59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7" table:style-name="ce1">
            <text:p>19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8" table:style-name="ce1">
            <text:p>19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0" table:style-name="ce1">
            <text:p>6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9" table:style-name="ce1">
            <text:p>19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0" table:style-name="ce1">
            <text:p>19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1" table:style-name="ce1">
            <text:p>6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1" table:style-name="ce1">
            <text:p>19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2" table:style-name="ce1">
            <text:p>19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2" table:style-name="ce1">
            <text:p>62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3" table:style-name="ce1">
            <text:p>19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4" table:style-name="ce1">
            <text:p>19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5" table:style-name="ce1">
            <text:p>19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4" table:style-name="ce1">
            <text:p>6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6" table:style-name="ce1">
            <text:p>19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4" table:style-name="ce1">
            <text:p>6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7" table:style-name="ce1">
            <text:p>19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8" table:style-name="ce1">
            <text:p>19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2" table:style-name="ce1">
            <text:p>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9" table:style-name="ce1">
            <text:p>19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0" table:style-name="ce1">
            <text:p>19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1" table:style-name="ce1">
            <text:p>1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1" table:style-name="ce1">
            <text:p>19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2" table:style-name="ce1">
            <text:p>1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2" table:style-name="ce1">
            <text:p>19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2" table:style-name="ce1">
            <text:p>1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3" table:style-name="ce1">
            <text:p>19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4" table:style-name="ce1">
            <text:p>19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5" table:style-name="ce1">
            <text:p>19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6" table:style-name="ce1">
            <text:p>19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7" table:style-name="ce1">
            <text:p>19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8" table:style-name="ce1">
            <text:p>19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9" table:style-name="ce1">
            <text:p>19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0" table:style-name="ce1">
            <text:p>19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1" table:style-name="ce1">
            <text:p>19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0" table:style-name="ce1">
            <text:p>5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2" table:style-name="ce1">
            <text:p>19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3" table:style-name="ce1">
            <text:p>19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4" table:style-name="ce1">
            <text:p>19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1" table:style-name="ce1">
            <text:p>5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5" table:style-name="ce1">
            <text:p>19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6" table:style-name="ce1">
            <text:p>19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2" table:style-name="ce1">
            <text:p>5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7" table:style-name="ce1">
            <text:p>19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8" table:style-name="ce1">
            <text:p>19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9" table:style-name="ce1">
            <text:p>19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0" table:style-name="ce1">
            <text:p>19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4" table:style-name="ce1">
            <text:p>5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1" table:style-name="ce1">
            <text:p>19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2" table:style-name="ce1">
            <text:p>19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5" table:style-name="ce1">
            <text:p>5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3" table:style-name="ce1">
            <text:p>19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4" table:style-name="ce1">
            <text:p>19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5" table:style-name="ce1">
            <text:p>19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6" table:style-name="ce1">
            <text:p>19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7" table:style-name="ce1">
            <text:p>5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7" table:style-name="ce1">
            <text:p>19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8" table:style-name="ce1">
            <text:p>5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8" table:style-name="ce1">
            <text:p>19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9" table:style-name="ce1">
            <text:p>19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0" table:style-name="ce1">
            <text:p>19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9" table:style-name="ce1">
            <text:p>5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1" table:style-name="ce1">
            <text:p>19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2" table:style-name="ce1">
            <text:p>19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0" table:style-name="ce1">
            <text:p>6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3" table:style-name="ce1">
            <text:p>19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1" table:style-name="ce1">
            <text:p>6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4" table:style-name="ce1">
            <text:p>19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1" table:style-name="ce1">
            <text:p>6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5" table:style-name="ce1">
            <text:p>19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6" table:style-name="ce1">
            <text:p>19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2" table:style-name="ce1">
            <text:p>6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7" table:style-name="ce1">
            <text:p>19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8" table:style-name="ce1">
            <text:p>19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3" table:style-name="ce1">
            <text:p>6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9" table:style-name="ce1">
            <text:p>19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0" table:style-name="ce1">
            <text:p>19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1" table:style-name="ce1">
            <text:p>19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2" table:style-name="ce1">
            <text:p>19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2" table:style-name="ce1">
            <text:p>2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3" table:style-name="ce1">
            <text:p>19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1" table:style-name="ce1">
            <text:p>1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4" table:style-name="ce1">
            <text:p>19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1" table:style-name="ce1">
            <text:p>1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5" table:style-name="ce1">
            <text:p>19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6" table:style-name="ce1">
            <text:p>19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2" table:style-name="ce1">
            <text:p>12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7" table:style-name="ce1">
            <text:p>19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8" table:style-name="ce1">
            <text:p>19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1" table:style-name="ce1">
            <text:p>3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9" table:style-name="ce1">
            <text:p>19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2" table:style-name="ce1">
            <text:p>3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0" table:style-name="ce1">
            <text:p>19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1" table:style-name="ce1">
            <text:p>19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2" table:style-name="ce1">
            <text:p>19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3" table:style-name="ce1">
            <text:p>19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4" table:style-name="ce1">
            <text:p>19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49" table:style-name="ce1">
            <text:p>4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5" table:style-name="ce1">
            <text:p>19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6" table:style-name="ce1">
            <text:p>19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0" table:style-name="ce1">
            <text:p>5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7" table:style-name="ce1">
            <text:p>19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8" table:style-name="ce1">
            <text:p>19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1" table:style-name="ce1">
            <text:p>5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9" table:style-name="ce1">
            <text:p>19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2" table:style-name="ce1">
            <text:p>5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0" table:style-name="ce1">
            <text:p>19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2" table:style-name="ce1">
            <text:p>5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1" table:style-name="ce1">
            <text:p>19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2" table:style-name="ce1">
            <text:p>19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3" table:style-name="ce1">
            <text:p>53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3" table:style-name="ce1">
            <text:p>19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4" table:style-name="ce1">
            <text:p>19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5" table:style-name="ce1">
            <text:p>19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5" table:style-name="ce1">
            <text:p>5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6" table:style-name="ce1">
            <text:p>19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5" table:style-name="ce1">
            <text:p>5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7" table:style-name="ce1">
            <text:p>19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8" table:style-name="ce1">
            <text:p>19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6" table:style-name="ce1">
            <text:p>5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9" table:style-name="ce1">
            <text:p>19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0" table:style-name="ce1">
            <text:p>19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7" table:style-name="ce1">
            <text:p>5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1" table:style-name="ce1">
            <text:p>19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2" table:style-name="ce1">
            <text:p>19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8" table:style-name="ce1">
            <text:p>58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3" table:style-name="ce1">
            <text:p>19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4" table:style-name="ce1">
            <text:p>19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9" table:style-name="ce1">
            <text:p>59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5" table:style-name="ce1">
            <text:p>19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0" table:style-name="ce1">
            <text:p>6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6" table:style-name="ce1">
            <text:p>19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0" table:style-name="ce1">
            <text:p>6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7" table:style-name="ce1">
            <text:p>19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8" table:style-name="ce1">
            <text:p>19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1" table:style-name="ce1">
            <text:p>6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9" table:style-name="ce1">
            <text:p>19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0" table:style-name="ce1">
            <text:p>20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2" table:style-name="ce1">
            <text:p>6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1" table:style-name="ce1">
            <text:p>20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3" table:style-name="ce1">
            <text:p>6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2" table:style-name="ce1">
            <text:p>20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3" table:style-name="ce1">
            <text:p>6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3" table:style-name="ce1">
            <text:p>20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4" table:style-name="ce1">
            <text:p>20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4" table:style-name="ce1">
            <text:p>6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5" table:style-name="ce1">
            <text:p>20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6" table:style-name="ce1">
            <text:p>20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7" table:style-name="ce1">
            <text:p>20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8" table:style-name="ce1">
            <text:p>20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9" table:style-name="ce1">
            <text:p>20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0" table:style-name="ce1">
            <text:p>20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2" table:style-name="ce1">
            <text:p>1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1" table:style-name="ce1">
            <text:p>20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1" table:style-name="ce1">
            <text:p>3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2" table:style-name="ce1">
            <text:p>20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3" table:style-name="ce1">
            <text:p>20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4" table:style-name="ce1">
            <text:p>20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5" table:style-name="ce1">
            <text:p>20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6" table:style-name="ce1">
            <text:p>20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7" table:style-name="ce1">
            <text:p>20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49" table:style-name="ce1">
            <text:p>4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8" table:style-name="ce1">
            <text:p>20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49" table:style-name="ce1">
            <text:p>49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9" table:style-name="ce1">
            <text:p>20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0" table:style-name="ce1">
            <text:p>20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1" table:style-name="ce1">
            <text:p>20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2" table:style-name="ce1">
            <text:p>20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1" table:style-name="ce1">
            <text:p>5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3" table:style-name="ce1">
            <text:p>20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4" table:style-name="ce1">
            <text:p>20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5" table:style-name="ce1">
            <text:p>20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6" table:style-name="ce1">
            <text:p>20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3" table:style-name="ce1">
            <text:p>5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7" table:style-name="ce1">
            <text:p>20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4" table:style-name="ce1">
            <text:p>5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8" table:style-name="ce1">
            <text:p>20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4" table:style-name="ce1">
            <text:p>5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9" table:style-name="ce1">
            <text:p>20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0" table:style-name="ce1">
            <text:p>20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1" table:style-name="ce1">
            <text:p>20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2" table:style-name="ce1">
            <text:p>20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3" table:style-name="ce1">
            <text:p>20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7" table:style-name="ce1">
            <text:p>5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4" table:style-name="ce1">
            <text:p>20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7" table:style-name="ce1">
            <text:p>5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5" table:style-name="ce1">
            <text:p>20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6" table:style-name="ce1">
            <text:p>20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8" table:style-name="ce1">
            <text:p>5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7" table:style-name="ce1">
            <text:p>20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8" table:style-name="ce1">
            <text:p>20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9" table:style-name="ce1">
            <text:p>5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9" table:style-name="ce1">
            <text:p>20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0" table:style-name="ce1">
            <text:p>20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0" table:style-name="ce1">
            <text:p>6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1" table:style-name="ce1">
            <text:p>20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2" table:style-name="ce1">
            <text:p>20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1" table:style-name="ce1">
            <text:p>6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3" table:style-name="ce1">
            <text:p>20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2" table:style-name="ce1">
            <text:p>6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4" table:style-name="ce1">
            <text:p>20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2" table:style-name="ce1">
            <text:p>6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5" table:style-name="ce1">
            <text:p>20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6" table:style-name="ce1">
            <text:p>20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3" table:style-name="ce1">
            <text:p>6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7" table:style-name="ce1">
            <text:p>20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8" table:style-name="ce1">
            <text:p>20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4" table:style-name="ce1">
            <text:p>6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9" table:style-name="ce1">
            <text:p>204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0" table:style-name="ce1">
            <text:p>205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1" table:style-name="ce1">
            <text:p>205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2" table:style-name="ce1">
            <text:p>205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3" table:style-name="ce1">
            <text:p>205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4" table:style-name="ce1">
            <text:p>205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5" table:style-name="ce1">
            <text:p>205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6" table:style-name="ce1">
            <text:p>205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7" table:style-name="ce1">
            <text:p>205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8" table:style-name="ce1">
            <text:p>205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9" table:style-name="ce1">
            <text:p>205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0" table:style-name="ce1">
            <text:p>206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1" table:style-name="ce1">
            <text:p>206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2" table:style-name="ce1">
            <text:p>206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3" table:style-name="ce1">
            <text:p>206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4" table:style-name="ce1">
            <text:p>206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5" table:style-name="ce1">
            <text:p>206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6" table:style-name="ce1">
            <text:p>206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7" table:style-name="ce1">
            <text:p>206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8" table:style-name="ce1">
            <text:p>206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9" table:style-name="ce1">
            <text:p>206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0" table:style-name="ce1">
            <text:p>207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1" table:style-name="ce1">
            <text:p>207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2" table:style-name="ce1">
            <text:p>207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3" table:style-name="ce1">
            <text:p>207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4" table:style-name="ce1">
            <text:p>207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5" table:style-name="ce1">
            <text:p>207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6" table:style-name="ce1">
            <text:p>207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7" table:style-name="ce1">
            <text:p>207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8" table:style-name="ce1">
            <text:p>207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9" table:style-name="ce1">
            <text:p>207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0" table:style-name="ce1">
            <text:p>208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1" table:style-name="ce1">
            <text:p>208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2" table:style-name="ce1">
            <text:p>208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3" table:style-name="ce1">
            <text:p>208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4" table:style-name="ce1">
            <text:p>208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5" table:style-name="ce1">
            <text:p>208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6" table:style-name="ce1">
            <text:p>208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7" table:style-name="ce1">
            <text:p>208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8" table:style-name="ce1">
            <text:p>208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9" table:style-name="ce1">
            <text:p>208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90" table:style-name="ce1">
            <text:p>209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91" table:style-name="ce1">
            <text:p>209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92" table:style-name="ce1">
            <text:p>209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93" table:style-name="ce1">
            <text:p>209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94" table:style-name="ce1">
            <text:p>209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95" table:style-name="ce1">
            <text:p>209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96" table:style-name="ce1">
            <text:p>209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97" table:style-name="ce1">
            <text:p>209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98" table:style-name="ce1">
            <text:p>209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99" table:style-name="ce1">
            <text:p>209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00" table:style-name="ce1">
            <text:p>210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01" table:style-name="ce1">
            <text:p>210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02" table:style-name="ce1">
            <text:p>210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03" table:style-name="ce1">
            <text:p>210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04" table:style-name="ce1">
            <text:p>210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05" table:style-name="ce1">
            <text:p>210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06" table:style-name="ce1">
            <text:p>210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07" table:style-name="ce1">
            <text:p>210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08" table:style-name="ce1">
            <text:p>210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09" table:style-name="ce1">
            <text:p>210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10" table:style-name="ce1">
            <text:p>211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11" table:style-name="ce1">
            <text:p>211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12" table:style-name="ce1">
            <text:p>211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13" table:style-name="ce1">
            <text:p>211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14" table:style-name="ce1">
            <text:p>211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15" table:style-name="ce1">
            <text:p>211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16" table:style-name="ce1">
            <text:p>211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17" table:style-name="ce1">
            <text:p>211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18" table:style-name="ce1">
            <text:p>211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19" table:style-name="ce1">
            <text:p>211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20" table:style-name="ce1">
            <text:p>212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21" table:style-name="ce1">
            <text:p>212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22" table:style-name="ce1">
            <text:p>212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23" table:style-name="ce1">
            <text:p>212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24" table:style-name="ce1">
            <text:p>212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25" table:style-name="ce1">
            <text:p>212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26" table:style-name="ce1">
            <text:p>212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27" table:style-name="ce1">
            <text:p>212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28" table:style-name="ce1">
            <text:p>212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29" table:style-name="ce1">
            <text:p>212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0" table:style-name="ce1">
            <text:p>213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1" table:style-name="ce1">
            <text:p>213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2" table:style-name="ce1">
            <text:p>213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3" table:style-name="ce1">
            <text:p>213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4" table:style-name="ce1">
            <text:p>213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5" table:style-name="ce1">
            <text:p>213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6" table:style-name="ce1">
            <text:p>213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7" table:style-name="ce1">
            <text:p>213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8" table:style-name="ce1">
            <text:p>213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9" table:style-name="ce1">
            <text:p>213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40" table:style-name="ce1">
            <text:p>214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41" table:style-name="ce1">
            <text:p>214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42" table:style-name="ce1">
            <text:p>214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43" table:style-name="ce1">
            <text:p>214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44" table:style-name="ce1">
            <text:p>214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45" table:style-name="ce1">
            <text:p>214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46" table:style-name="ce1">
            <text:p>214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47" table:style-name="ce1">
            <text:p>214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48" table:style-name="ce1">
            <text:p>214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49" table:style-name="ce1">
            <text:p>214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50" table:style-name="ce1">
            <text:p>215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51" table:style-name="ce1">
            <text:p>215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52" table:style-name="ce1">
            <text:p>215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53" table:style-name="ce1">
            <text:p>215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54" table:style-name="ce1">
            <text:p>215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55" table:style-name="ce1">
            <text:p>215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56" table:style-name="ce1">
            <text:p>215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57" table:style-name="ce1">
            <text:p>215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58" table:style-name="ce1">
            <text:p>215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59" table:style-name="ce1">
            <text:p>215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60" table:style-name="ce1">
            <text:p>216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61" table:style-name="ce1">
            <text:p>216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62" table:style-name="ce1">
            <text:p>216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63" table:style-name="ce1">
            <text:p>216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64" table:style-name="ce1">
            <text:p>216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65" table:style-name="ce1">
            <text:p>216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66" table:style-name="ce1">
            <text:p>216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67" table:style-name="ce1">
            <text:p>216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68" table:style-name="ce1">
            <text:p>216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69" table:style-name="ce1">
            <text:p>216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70" table:style-name="ce1">
            <text:p>217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71" table:style-name="ce1">
            <text:p>217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72" table:style-name="ce1">
            <text:p>217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73" table:style-name="ce1">
            <text:p>217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74" table:style-name="ce1">
            <text:p>217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75" table:style-name="ce1">
            <text:p>217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76" table:style-name="ce1">
            <text:p>217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77" table:style-name="ce1">
            <text:p>217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78" table:style-name="ce1">
            <text:p>217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79" table:style-name="ce1">
            <text:p>217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0" table:style-name="ce1">
            <text:p>218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1" table:style-name="ce1">
            <text:p>218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2" table:style-name="ce1">
            <text:p>218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3" table:style-name="ce1">
            <text:p>218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4" table:style-name="ce1">
            <text:p>218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5" table:style-name="ce1">
            <text:p>218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6" table:style-name="ce1">
            <text:p>218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7" table:style-name="ce1">
            <text:p>218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8" table:style-name="ce1">
            <text:p>218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9" table:style-name="ce1">
            <text:p>218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90" table:style-name="ce1">
            <text:p>219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91" table:style-name="ce1">
            <text:p>219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92" table:style-name="ce1">
            <text:p>219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93" table:style-name="ce1">
            <text:p>219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94" table:style-name="ce1">
            <text:p>219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95" table:style-name="ce1">
            <text:p>219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96" table:style-name="ce1">
            <text:p>219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97" table:style-name="ce1">
            <text:p>219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98" table:style-name="ce1">
            <text:p>219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99" table:style-name="ce1">
            <text:p>219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00" table:style-name="ce1">
            <text:p>220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01" table:style-name="ce1">
            <text:p>220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02" table:style-name="ce1">
            <text:p>220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03" table:style-name="ce1">
            <text:p>220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04" table:style-name="ce1">
            <text:p>220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05" table:style-name="ce1">
            <text:p>220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06" table:style-name="ce1">
            <text:p>220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07" table:style-name="ce1">
            <text:p>220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08" table:style-name="ce1">
            <text:p>220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09" table:style-name="ce1">
            <text:p>220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0" table:style-name="ce1">
            <text:p>221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1" table:style-name="ce1">
            <text:p>221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2" table:style-name="ce1">
            <text:p>221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3" table:style-name="ce1">
            <text:p>221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4" table:style-name="ce1">
            <text:p>221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5" table:style-name="ce1">
            <text:p>221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6" table:style-name="ce1">
            <text:p>221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7" table:style-name="ce1">
            <text:p>221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8" table:style-name="ce1">
            <text:p>221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9" table:style-name="ce1">
            <text:p>221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0" table:style-name="ce1">
            <text:p>222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1" table:style-name="ce1">
            <text:p>222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2" table:style-name="ce1">
            <text:p>222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3" table:style-name="ce1">
            <text:p>222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4" table:style-name="ce1">
            <text:p>222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5" table:style-name="ce1">
            <text:p>222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6" table:style-name="ce1">
            <text:p>222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7" table:style-name="ce1">
            <text:p>222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8" table:style-name="ce1">
            <text:p>222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9" table:style-name="ce1">
            <text:p>222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0" table:style-name="ce1">
            <text:p>223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1" table:style-name="ce1">
            <text:p>223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2" table:style-name="ce1">
            <text:p>223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3" table:style-name="ce1">
            <text:p>223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4" table:style-name="ce1">
            <text:p>223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5" table:style-name="ce1">
            <text:p>223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6" table:style-name="ce1">
            <text:p>223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7" table:style-name="ce1">
            <text:p>223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8" table:style-name="ce1">
            <text:p>223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9" table:style-name="ce1">
            <text:p>223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40" table:style-name="ce1">
            <text:p>224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41" table:style-name="ce1">
            <text:p>224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42" table:style-name="ce1">
            <text:p>224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43" table:style-name="ce1">
            <text:p>224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44" table:style-name="ce1">
            <text:p>224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45" table:style-name="ce1">
            <text:p>224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46" table:style-name="ce1">
            <text:p>224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47" table:style-name="ce1">
            <text:p>224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48" table:style-name="ce1">
            <text:p>224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49" table:style-name="ce1">
            <text:p>224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50" table:style-name="ce1">
            <text:p>225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51" table:style-name="ce1">
            <text:p>225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52" table:style-name="ce1">
            <text:p>225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53" table:style-name="ce1">
            <text:p>225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54" table:style-name="ce1">
            <text:p>225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55" table:style-name="ce1">
            <text:p>225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56" table:style-name="ce1">
            <text:p>225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57" table:style-name="ce1">
            <text:p>225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58" table:style-name="ce1">
            <text:p>225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59" table:style-name="ce1">
            <text:p>225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60" table:style-name="ce1">
            <text:p>226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61" table:style-name="ce1">
            <text:p>226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62" table:style-name="ce1">
            <text:p>226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63" table:style-name="ce1">
            <text:p>226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64" table:style-name="ce1">
            <text:p>226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65" table:style-name="ce1">
            <text:p>226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66" table:style-name="ce1">
            <text:p>226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67" table:style-name="ce1">
            <text:p>226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68" table:style-name="ce1">
            <text:p>226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69" table:style-name="ce1">
            <text:p>226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70" table:style-name="ce1">
            <text:p>227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71" table:style-name="ce1">
            <text:p>227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72" table:style-name="ce1">
            <text:p>227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number-rows-repeated="1046303" table:style-name="ro2">
          <table:table-cell table:number-columns-repeated="16384"/>
        </table:table-row>
      </table:table>
      <table:table table:name="Товар" table:style-name="ta2">
        <table:table-column table:style-name="co7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number-columns-repeated="16378" table:default-cell-style-name="ce1"/>
        <table:table-row table:style-name="ro6">
          <table:table-cell office:value-type="string" table:style-name="ce2">
            <text:p>Артикул</text:p>
          </table:table-cell>
          <table:table-cell office:value-type="string" table:style-name="ce2">
            <text:p>Отдел</text:p>
          </table:table-cell>
          <table:table-cell office:value-type="string" table:style-name="ce2">
            <text:p>Наименование товара</text:p>
          </table:table-cell>
          <table:table-cell office:value-type="string" table:style-name="ce2">
            <text:p>Ед. изм</text:p>
          </table:table-cell>
          <table:table-cell office:value-type="string" table:style-name="ce2">
            <text:p>Количество в упаковке</text:p>
          </table:table-cell>
          <table:table-cell office:value-type="string" table:style-name="ce2">
            <text:p>Поставщик</text:p>
          </table:table-cell>
          <table:table-cell table:number-columns-repeated="16378"/>
        </table:table-row>
        <table:table-row table:style-name="ro2" table:visibility="filter">
          <table:table-cell office:value-type="float" office:value="1" table:style-name="ce1">
            <text:p>1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ультрапастеризованное</text:p>
          </table:table-cell>
          <table:table-cell office:value-type="string" table:style-name="ce1">
            <text:p>литр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безлактозное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 table:visibility="filter">
          <table:table-cell office:value-type="float" office:value="3" table:style-name="ce1">
            <text:p>3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детское с 8 месяцев</text:p>
          </table:table-cell>
          <table:table-cell office:value-type="string" table:style-name="ce1">
            <text:p>литр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 table:visibility="filter">
          <table:table-cell office:value-type="float" office:value="4" table:style-name="ce1">
            <text:p>4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Кефир 3,2%</text:p>
          </table:table-cell>
          <table:table-cell office:value-type="string" table:style-name="ce1">
            <text:p>литр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 table:visibility="filter">
          <table:table-cell office:value-type="float" office:value="5" table:style-name="ce1">
            <text:p>5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Кефир обезжиренный</text:p>
          </table:table-cell>
          <table:table-cell office:value-type="string" table:style-name="ce1">
            <text:p>литр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 table:visibility="filter">
          <table:table-cell office:value-type="float" office:value="6" table:style-name="ce1">
            <text:p>6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Ряженка термостатная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 table:visibility="filter">
          <table:table-cell office:value-type="float" office:value="7" table:style-name="ce1">
            <text:p>7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ливки 10%</text:p>
          </table:table-cell>
          <table:table-cell office:value-type="string" table:style-name="ce1">
            <text:p>литр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 table:visibility="filter">
          <table:table-cell office:value-type="float" office:value="8" table:style-name="ce1">
            <text:p>8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ливки 35% для взбивания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 table:visibility="filter">
          <table:table-cell office:value-type="float" office:value="9" table:style-name="ce1">
            <text:p>9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метана 15%</text:p>
          </table:table-cell>
          <table:table-cell office:value-type="string" table:style-name="ce1">
            <text:p>литр</text:p>
          </table:table-cell>
          <table:table-cell office:value-type="float" office:value="0.3" table:style-name="ce1">
            <text:p>0,3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" table:style-name="ce1">
            <text:p>10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метана 25%</text:p>
          </table:table-cell>
          <table:table-cell office:value-type="string" table:style-name="ce1">
            <text:p>литр</text:p>
          </table:table-cell>
          <table:table-cell office:value-type="float" office:value="0.3" table:style-name="ce1">
            <text:p>0,3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кокосовое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овсяное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" table:style-name="ce1">
            <text:p>13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Творог 9% жирности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" table:style-name="ce1">
            <text:p>14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Творожок детский сладкий</text:p>
          </table:table-cell>
          <table:table-cell office:value-type="string" table:style-name="ce1">
            <text:p>кг</text:p>
          </table:table-cell>
          <table:table-cell office:value-type="float" office:value="0.1" table:style-name="ce1">
            <text:p>0,1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" table:style-name="ce1">
            <text:p>15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Яйцо диетическое</text:p>
          </table:table-cell>
          <table:table-cell office:value-type="string" table:style-name="ce1">
            <text:p>шт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тицеферм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" table:style-name="ce1">
            <text:p>16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асло сливочное крестьянское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" table:style-name="ce1">
            <text:p>1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гречневая ядрица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" table:style-name="ce1">
            <text:p>1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манн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ель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" table:style-name="ce1">
            <text:p>19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пшено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" table:style-name="ce1">
            <text:p>20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перлов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" table:style-name="ce1">
            <text:p>21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Рис круглозерн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" table:style-name="ce1">
            <text:p>22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Рис длиннозерн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" table:style-name="ce1">
            <text:p>23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Бурый рис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" table:style-name="ce1">
            <text:p>24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спагетти<text:s/>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" table:style-name="ce1">
            <text:p>25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вермишель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" table:style-name="ce1">
            <text:p>26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рожки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" table:style-name="ce1">
            <text:p>2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перь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" table:style-name="ce1">
            <text:p>2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ахар песок бел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" table:style-name="ce1">
            <text:p>29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ахар демерара коричнев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" table:style-name="ce1">
            <text:p>30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ахар рафинад быстрорастворим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Лапша гречнев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Фунчоза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" table:style-name="ce1">
            <text:p>33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ука хлебопекарная в\с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ель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" table:style-name="ce1">
            <text:p>34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ука блинн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ель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" table:style-name="ce1">
            <text:p>35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Горох желтый колот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Чечевица красн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" table:style-name="ce1">
            <text:p>3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Хлопья овсяные Геркулес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" table:style-name="ce1">
            <text:p>3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Хлопья 4 злака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" table:style-name="ce1">
            <text:p>39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укурузные хлопья с сахаром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" table:style-name="ce1">
            <text:p>40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оль каменная помол №1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" table:style-name="ce1">
            <text:p>41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оль поваренная Экстра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" table:style-name="ce1">
            <text:p>42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ахмал картофель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" table:style-name="ce1">
            <text:p>43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ода пищев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" table:style-name="ce1">
            <text:p>44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Чай черный индийский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" table:style-name="ce1">
            <text:p>45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Чай зеленый<text:s/>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" table:style-name="ce1">
            <text:p>46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офе растворимый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" table:style-name="ce1">
            <text:p>4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офе в зернах<text:s/>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" table:style-name="ce1">
            <text:p>4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офе молотый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" table:style-name="ce1">
            <text:p>49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вареная докторск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" table:style-name="ce1">
            <text:p>50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вареная любительск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" table:style-name="ce1">
            <text:p>51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ервелат варенокопче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" table:style-name="ce1">
            <text:p>52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краковск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" table:style-name="ce1">
            <text:p>53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осиски молочны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" table:style-name="ce1">
            <text:p>54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осиски венски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" table:style-name="ce1">
            <text:p>55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осиски курины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" table:style-name="ce1">
            <text:p>56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ардельки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" table:style-name="ce1">
            <text:p>57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сырокопченая салями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8" table:style-name="ce1">
            <text:p>58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Бекон варенокопче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9" table:style-name="ce1">
            <text:p>59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Бекон сырокопче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0" table:style-name="ce1">
            <text:p>60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Грудинка копчен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1" table:style-name="ce1">
            <text:p>61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Ветчина в оболочк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2" table:style-name="ce1">
            <text:p>62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Паштет фермерский с грибами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3" table:style-name="ce1">
            <text:p>63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Паштет из куриной печени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4" table:style-name="ce1">
            <text:p>64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ливерная<text:s/>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number-rows-repeated="1048511" table:style-name="ro2">
          <table:table-cell table:number-columns-repeated="16384"/>
        </table:table-row>
      </table:table>
      <table:table table:name="Магазин" table:style-name="ta2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7" table:number-columns-repeated="16381" table:default-cell-style-name="ce1"/>
        <table:table-row table:style-name="ro2">
          <table:table-cell office:value-type="string" table:style-name="ce4">
            <text:p>ID магазина</text:p>
          </table:table-cell>
          <table:table-cell office:value-type="string" table:style-name="ce4">
            <text:p>Район</text:p>
          </table:table-cell>
          <table:table-cell office:value-type="string" table:style-name="ce4">
            <text:p>Адрес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1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росп. Мира, 45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2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ул. Металлургов, 12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3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Колхозная, 11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4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Заводская, 22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5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ул. Гагарина, 17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6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росп. Мира, 1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7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Заводская, 3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8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ул. Сталеваров, 14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9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Прибрежная, 7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10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л. Революции, 1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11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Луговая, 21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12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Мартеновская, 2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13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Мартеновская, 36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14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Элеваторная, 15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15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ушкинская, 8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16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ул. Металлургов. 29</text:p>
          </table:table-cell>
          <table:table-cell table:number-columns-repeated="16381"/>
        </table:table-row>
        <table:table-row table:number-rows-repeated="1048559" table:style-name="ro2">
          <table:table-cell table:number-columns-repeated="16384"/>
        </table:table-row>
      </table:table>
      <table:database-ranges>
        <table:database-range table:target-range-address="Движение_товаров.B2:Движение_товаров.G1137" table:contains-header="false">
          <table:sort>
            <table:sort-by table:field-number="0"/>
            <table:sort-by table:field-number="1"/>
            <table:sort-by table:field-number="2"/>
          </table:sort>
        </table:database-range>
        <table:database-range table:target-range-address="Движение_товаров.A1:Движение_товаров.G2273" table:display-filter-buttons="true">
          <table:filter>
            <table:filter-and>
              <table:filter-or>
                <table:filter-condition table:field-number="2" table:value="M1" table:operator="="/>
                <table:filter-condition table:field-number="2" table:value="M10" table:operator="="/>
                <table:filter-condition table:field-number="2" table:value="M15" table:operator="="/>
                <table:filter-condition table:field-number="2" table:value="M5" table:operator="="/>
                <table:filter-condition table:field-number="2" table:value="M6" table:operator="="/>
              </table:filter-or>
              <table:filter-or>
                <table:filter-condition table:field-number="3" table:value="11" table:operator="="/>
                <table:filter-condition table:field-number="3" table:value="12" table:operator="="/>
                <table:filter-condition table:field-number="3" table:value="2" table:operator="="/>
                <table:filter-condition table:field-number="3" table:value="31" table:operator="="/>
                <table:filter-condition table:field-number="3" table:value="32" table:operator="="/>
                <table:filter-condition table:field-number="3" table:value="36" table:operator="="/>
              </table:filter-or>
              <table:filter-condition table:field-number="5" table:value="Продажа" table:operator="="/>
            </table:filter-and>
          </table:filter>
        </table:database-range>
        <table:database-range table:target-range-address="Товар.A2:Товар.G65" table:contains-header="false">
          <table:sort>
            <table:sort-by table:field-number="0"/>
          </table:sort>
        </table:database-range>
        <table:database-range table:target-range-address="Товар.A1:Товар.F65" table:display-filter-buttons="true">
          <table:filter>
            <table:filter-condition table:field-number="5" table:value="Экопродукты" table:operator="="/>
          </table:filter>
        </table:database-range>
        <table:database-range table:target-range-address="Магазин.A2:Магазин.C17" table:contains-header="false">
          <table:sort>
            <table:sort-by table:field-number="0"/>
          </table:sort>
        </table:database-range>
        <table:database-range table:target-range-address="Магазин.A1:Магазин.C17" table:display-filter-buttons="true">
          <table:filter>
            <table:filter-condition table:field-number="1" table:value="Октябрьский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Слава</meta:initial-creator>
    <dc:creator>Дмитрий Киселев</dc:creator>
    <meta:creation-date>2021-07-09T17:04:06Z</meta:creation-date>
    <dc:date>2025-11-16T09:47:09Z</dc:date>
  </office:meta>
</office:document-meta>
</file>